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 svg:font-family="Utopia" style:font-family-generic="roman"/>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officeooo:rsid="00237b33" officeooo:paragraph-rsid="00237b33"/>
    </style:style>
    <style:style style:name="P4" style:family="paragraph" style:parent-style-name="Body_20_Text_20_Cont">
      <style:text-properties style:use-window-font-color="true" style:font-name="Utopia1" fo:font-size="11pt" fo:language="en" fo:country="GB" officeooo:rsid="0038fa45" officeooo:paragraph-rsid="0038fa45" style:font-name-asian="Calibri" style:font-size-asian="11pt" style:font-name-complex="Utopia1" style:font-size-complex="11pt" style:language-complex="ar" style:country-complex="SA"/>
    </style:style>
    <style:style style:name="P5" style:family="paragraph" style:parent-style-name="Body_20_Text_20_Cont">
      <style:text-properties officeooo:paragraph-rsid="0028801f"/>
    </style:style>
    <style:style style:name="P6" style:family="paragraph" style:parent-style-name="Body_20_Text_20_Cont">
      <style:text-properties officeooo:paragraph-rsid="0030a38c"/>
    </style:style>
    <style:style style:name="P7" style:family="paragraph" style:parent-style-name="Body_20_Text_20_Cont">
      <style:text-properties officeooo:paragraph-rsid="00328462"/>
    </style:style>
    <style:style style:name="P8" style:family="paragraph" style:parent-style-name="Body_20_Text_20_Cont">
      <style:text-properties officeooo:rsid="003474e5" officeooo:paragraph-rsid="003474e5"/>
    </style:style>
    <style:style style:name="P9" style:family="paragraph" style:parent-style-name="Body_20_Text_20_Cont">
      <style:text-properties officeooo:paragraph-rsid="003474e5"/>
    </style:style>
    <style:style style:name="P10" style:family="paragraph" style:parent-style-name="Body_20_Text_20_Cont">
      <style:text-properties officeooo:paragraph-rsid="00366e3d"/>
    </style:style>
    <style:style style:name="P11" style:family="paragraph" style:parent-style-name="Body_20_Text_20_Cont">
      <style:text-properties officeooo:paragraph-rsid="003813a2"/>
    </style:style>
    <style:style style:name="P12" style:family="paragraph" style:parent-style-name="Body_20_Text_20_Cont">
      <style:text-properties officeooo:paragraph-rsid="0039f68f"/>
    </style:style>
    <style:style style:name="P13" style:family="paragraph" style:parent-style-name="Body_20_Text_20_Cont">
      <style:text-properties officeooo:paragraph-rsid="003a9b39"/>
    </style:style>
    <style:style style:name="P14" style:family="paragraph" style:parent-style-name="Body_20_Text_20_First">
      <style:text-properties officeooo:paragraph-rsid="0022be1e"/>
    </style:style>
    <style:style style:name="P15" style:family="paragraph" style:parent-style-name="Body_20_Text_20_First">
      <style:text-properties officeooo:rsid="00237b33" officeooo:paragraph-rsid="00237b33"/>
    </style:style>
    <style:style style:name="P16" style:family="paragraph" style:parent-style-name="Body_20_Text_20_First">
      <style:text-properties officeooo:paragraph-rsid="0027ade1"/>
    </style:style>
    <style:style style:name="P17" style:family="paragraph" style:parent-style-name="Body_20_Text_20_First">
      <style:text-properties officeooo:rsid="0034968a" officeooo:paragraph-rsid="0034968a"/>
    </style:style>
    <style:style style:name="P18" style:family="paragraph" style:parent-style-name="Body_20_Text_20_First">
      <style:text-properties officeooo:paragraph-rsid="0038fa45"/>
    </style:style>
    <style:style style:name="P19" style:family="paragraph" style:parent-style-name="Code">
      <style:text-properties officeooo:rsid="00237b33" officeooo:paragraph-rsid="00237b33"/>
    </style:style>
    <style:style style:name="P20" style:family="paragraph" style:parent-style-name="Code">
      <style:text-properties officeooo:paragraph-rsid="00255957"/>
    </style:style>
    <style:style style:name="P21" style:family="paragraph" style:parent-style-name="Code">
      <style:text-properties officeooo:rsid="00255957" officeooo:paragraph-rsid="00255957"/>
    </style:style>
    <style:style style:name="P22" style:family="paragraph" style:parent-style-name="Code">
      <style:text-properties officeooo:rsid="0028801f" officeooo:paragraph-rsid="0028801f"/>
    </style:style>
    <style:style style:name="P23" style:family="paragraph" style:parent-style-name="Code">
      <style:text-properties officeooo:paragraph-rsid="0028bc9c"/>
    </style:style>
    <style:style style:name="P24" style:family="paragraph" style:parent-style-name="Code">
      <style:text-properties officeooo:rsid="002b0b51" officeooo:paragraph-rsid="002b0b51"/>
    </style:style>
    <style:style style:name="P25" style:family="paragraph" style:parent-style-name="Code">
      <style:text-properties officeooo:paragraph-rsid="002e9b0f"/>
    </style:style>
    <style:style style:name="P26" style:family="paragraph" style:parent-style-name="Code">
      <style:text-properties officeooo:rsid="0034968a" officeooo:paragraph-rsid="0034968a"/>
    </style:style>
    <style:style style:name="P27" style:family="paragraph" style:parent-style-name="Code">
      <style:text-properties officeooo:rsid="0034968a" officeooo:paragraph-rsid="0038fa45"/>
    </style:style>
    <style:style style:name="P28" style:family="paragraph" style:parent-style-name="Code">
      <style:text-properties officeooo:rsid="0038fa45" officeooo:paragraph-rsid="0038fa45"/>
    </style:style>
    <style:style style:name="P29" style:family="paragraph" style:parent-style-name="Code">
      <style:text-properties officeooo:rsid="003c2f24" officeooo:paragraph-rsid="003c2f24"/>
    </style:style>
    <style:style style:name="P30" style:family="paragraph" style:parent-style-name="Code">
      <style:text-properties officeooo:rsid="003c2f24" officeooo:paragraph-rsid="003d8b7d"/>
    </style:style>
    <style:style style:name="P31" style:family="paragraph" style:parent-style-name="Code">
      <style:text-properties officeooo:paragraph-rsid="003c2f24"/>
    </style:style>
    <style:style style:name="P32" style:family="paragraph" style:parent-style-name="Code">
      <style:text-properties style:use-window-font-color="true" style:font-name="TheSansMonoConNormal" fo:font-size="11pt" fo:language="none" fo:country="none" officeooo:rsid="00255957" officeooo:paragraph-rsid="00255957" style:font-name-asian="Calibri" style:font-size-asian="11pt" style:language-asian="none" style:country-asian="none" style:font-name-complex="TheSansMonoConNormal" style:font-size-complex="11pt" style:language-complex="ar" style:country-complex="SA"/>
    </style:style>
    <style:style style:name="P33" style:family="paragraph" style:parent-style-name="Code">
      <style:text-properties style:use-window-font-color="true" style:font-name="TheSansMonoConNormal" fo:font-size="11pt" fo:language="none" fo:country="none" officeooo:rsid="0028bc9c" officeooo:paragraph-rsid="0028bc9c" style:font-name-asian="Calibri" style:font-size-asian="11pt" style:language-asian="none" style:country-asian="none" style:font-name-complex="TheSansMonoConNormal" style:font-size-complex="11pt" style:language-complex="ar" style:country-complex="SA"/>
    </style:style>
    <style:style style:name="P34" style:family="paragraph" style:parent-style-name="Code">
      <style:text-properties style:use-window-font-color="true" style:font-name="TheSansMonoConNormal" fo:font-size="11pt" fo:language="none" fo:country="none" officeooo:rsid="0028bc9c" officeooo:paragraph-rsid="003c2f24" style:font-name-asian="Calibri" style:font-size-asian="11pt" style:language-asian="none" style:country-asian="none" style:font-name-complex="TheSansMonoConNormal" style:font-size-complex="11pt" style:language-complex="ar" style:country-complex="SA"/>
    </style:style>
    <style:style style:name="P35" style:family="paragraph" style:parent-style-name="Code">
      <style:text-properties style:use-window-font-color="true" style:font-name="TheSansMonoConNormal" fo:font-size="11pt" fo:language="none" fo:country="none" officeooo:rsid="003c2f24" officeooo:paragraph-rsid="003c2f24" style:font-name-asian="Calibri" style:font-size-asian="11pt" style:language-asian="none" style:country-asian="none" style:font-name-complex="TheSansMonoConNormal" style:font-size-complex="11pt" style:language-complex="ar" style:country-complex="SA"/>
    </style:style>
    <style:style style:name="P36" style:family="paragraph" style:parent-style-name="Code">
      <style:text-properties style:use-window-font-color="true" style:font-name="TheSansMonoConNormal" fo:font-size="11pt" fo:language="none" fo:country="none" officeooo:rsid="003d8b7d" officeooo:paragraph-rsid="003d8b7d" style:font-name-asian="Calibri" style:font-size-asian="11pt" style:language-asian="none" style:country-asian="none" style:font-name-complex="TheSansMonoConNormal" style:font-size-complex="11pt" style:language-complex="ar" style:country-complex="SA"/>
    </style:style>
    <style:style style:name="P37" style:family="paragraph" style:parent-style-name="Code">
      <style:text-properties officeooo:rsid="003d8b7d" officeooo:paragraph-rsid="003d8b7d"/>
    </style:style>
    <style:style style:name="P38" style:family="paragraph" style:parent-style-name="Code_20_Caption">
      <style:text-properties officeooo:rsid="00237b33" officeooo:paragraph-rsid="00237b33"/>
    </style:style>
    <style:style style:name="P39" style:family="paragraph" style:parent-style-name="Code_20_Caption">
      <style:text-properties officeooo:paragraph-rsid="00255957"/>
    </style:style>
    <style:style style:name="P40" style:family="paragraph" style:parent-style-name="Code_20_Caption">
      <style:text-properties officeooo:paragraph-rsid="0034968a"/>
    </style:style>
    <style:style style:name="P41" style:family="paragraph" style:parent-style-name="Code_20_Caption">
      <style:text-properties officeooo:paragraph-rsid="0038fa45"/>
    </style:style>
    <style:style style:name="P42" style:family="paragraph" style:parent-style-name="Code_20_Caption">
      <style:text-properties officeooo:paragraph-rsid="003c2f24"/>
    </style:style>
    <style:style style:name="P43" style:family="paragraph" style:parent-style-name="Unnumbered_20_List">
      <style:text-properties officeooo:paragraph-rsid="003c2f24"/>
    </style:style>
    <style:style style:name="P44" style:family="paragraph" style:parent-style-name="Chapter_20_Title" style:master-page-name="Standard">
      <style:paragraph-properties style:page-number="auto"/>
    </style:style>
    <style:style style:name="P45" style:family="paragraph" style:parent-style-name="Body_20_Text_20_Cont">
      <style:text-properties style:use-window-font-color="true" style:font-name="Utopia1" fo:font-size="11pt" fo:letter-spacing="-0.0016in" fo:language="en" fo:country="US" officeooo:rsid="003c2f24" officeooo:paragraph-rsid="003c2f24" style:font-name-asian="Calibri" style:font-size-asian="11pt" style:font-name-complex="Utopia1" style:font-size-complex="11pt" style:language-complex="ar" style:country-complex="SA"/>
    </style:style>
    <style:style style:name="P46" style:family="paragraph" style:parent-style-name="Body_20_Text_20_Cont">
      <style:text-properties officeooo:paragraph-rsid="002bbe60"/>
    </style:style>
    <style:style style:name="P47" style:family="paragraph" style:parent-style-name="Body_20_Text_20_Cont">
      <style:text-properties officeooo:paragraph-rsid="0045fdce"/>
    </style:style>
    <style:style style:name="P48" style:family="paragraph" style:parent-style-name="Body_20_Text_20_Cont">
      <style:text-properties officeooo:paragraph-rsid="0038fa45"/>
    </style:style>
    <style:style style:name="P49" style:family="paragraph" style:parent-style-name="Body_20_Text_20_Cont">
      <style:text-properties officeooo:paragraph-rsid="0039f68f"/>
    </style:style>
    <style:style style:name="P50" style:family="paragraph" style:parent-style-name="Body_20_Text_20_Cont">
      <style:text-properties officeooo:paragraph-rsid="004bdfda"/>
    </style:style>
    <style:style style:name="P51" style:family="paragraph" style:parent-style-name="Body_20_Text_20_First">
      <style:text-properties officeooo:paragraph-rsid="004bdfda"/>
    </style:style>
    <style:style style:name="P52" style:family="paragraph" style:parent-style-name="Code">
      <style:text-properties officeooo:paragraph-rsid="002b0b51"/>
    </style:style>
    <style:style style:name="P53" style:family="paragraph" style:parent-style-name="Code">
      <style:text-properties officeooo:paragraph-rsid="0034968a"/>
    </style:style>
    <style:style style:name="P54" style:family="paragraph" style:parent-style-name="Code">
      <style:text-properties officeooo:paragraph-rsid="0038fa45"/>
    </style:style>
    <style:style style:name="P55" style:family="paragraph" style:parent-style-name="Code">
      <style:text-properties officeooo:rsid="004bdfda" officeooo:paragraph-rsid="004bdfda"/>
    </style:style>
    <style:style style:name="P56" style:family="paragraph" style:parent-style-name="Code">
      <style:text-properties officeooo:paragraph-rsid="004bdfda"/>
    </style:style>
    <style:style style:name="P57" style:family="paragraph" style:parent-style-name="Code">
      <style:text-properties officeooo:rsid="0034968a" officeooo:paragraph-rsid="004bdfda"/>
    </style:style>
    <style:style style:name="P58" style:family="paragraph" style:parent-style-name="Code">
      <style:text-properties officeooo:rsid="0034968a" officeooo:paragraph-rsid="0034968a"/>
    </style:style>
    <style:style style:name="P59" style:family="paragraph" style:parent-style-name="Code">
      <style:text-properties officeooo:rsid="0034968a" officeooo:paragraph-rsid="0038fa45"/>
    </style:style>
    <style:style style:name="P60" style:family="paragraph" style:parent-style-name="Code">
      <style:text-properties officeooo:rsid="0037b31a" officeooo:paragraph-rsid="0037b31a"/>
    </style:style>
    <style:style style:name="P61" style:family="paragraph" style:parent-style-name="Code">
      <style:text-properties officeooo:rsid="0038fa45" officeooo:paragraph-rsid="0038fa45"/>
    </style:style>
    <style:style style:name="P62" style:family="paragraph" style:parent-style-name="Heading_20_1">
      <style:text-properties officeooo:paragraph-rsid="00237b33"/>
    </style:style>
    <style:style style:name="P63" style:family="paragraph" style:parent-style-name="Heading_20_1">
      <style:text-properties style:use-window-font-color="true" style:font-name="HelveticaNeue Condensed" fo:font-size="20pt" fo:language="en" fo:country="GB" fo:font-weight="bold" officeooo:rsid="0034968a" officeooo:paragraph-rsid="0034968a" style:font-name-asian="Calibri" style:font-size-asian="20pt" style:font-weight-asian="bold" style:font-name-complex="HelveticaNeue Condensed" style:font-size-complex="18pt" style:language-complex="ar" style:country-complex="SA"/>
    </style:style>
    <style:style style:name="P64" style:family="paragraph" style:parent-style-name="Heading_20_2">
      <style:text-properties officeooo:paragraph-rsid="004bdfda"/>
    </style:style>
    <style:style style:name="T1" style:family="text">
      <style:text-properties officeooo:rsid="001ec1e5"/>
    </style:style>
    <style:style style:name="T2" style:family="text">
      <style:text-properties fo:language="en" fo:country="US"/>
    </style:style>
    <style:style style:name="T3" style:family="text">
      <style:text-properties fo:language="en" fo:country="US" style:font-name-complex="Utopia-Italic"/>
    </style:style>
    <style:style style:name="T4" style:family="text">
      <style:text-properties fo:language="en" fo:country="US" fo:font-weight="bold" style:font-weight-asian="bold"/>
    </style:style>
    <style:style style:name="T5" style:family="text">
      <style:text-properties fo:language="en" fo:country="US" fo:font-weight="bold" officeooo:rsid="003c2f24" style:font-weight-asian="bold" style:font-weight-complex="bold"/>
    </style:style>
    <style:style style:name="T6" style:family="text">
      <style:text-properties fo:language="en" fo:country="US" fo:font-weight="bold" officeooo:rsid="003c2f24" style:font-name-asian="Calibri" style:font-weight-asian="bold" style:font-size-complex="11pt" style:language-complex="ar" style:country-complex="SA" style:font-weight-complex="bold"/>
    </style:style>
    <style:style style:name="T7" style:family="text">
      <style:text-properties fo:language="en" fo:country="US" officeooo:rsid="00255957" style:font-name-asian="Calibri" style:font-size-complex="11pt" style:language-complex="ar" style:country-complex="SA"/>
    </style:style>
    <style:style style:name="T8" style:family="text">
      <style:text-properties fo:language="en" fo:country="US" officeooo:rsid="0028801f" style:font-name-asian="Calibri" style:font-size-complex="11pt" style:language-complex="ar" style:country-complex="SA"/>
    </style:style>
    <style:style style:name="T9" style:family="text">
      <style:text-properties fo:language="en" fo:country="US" officeooo:rsid="002b0b51" style:font-name-asian="Calibri" style:font-size-complex="11pt" style:language-complex="ar" style:country-complex="SA"/>
    </style:style>
    <style:style style:name="T10" style:family="text">
      <style:text-properties fo:language="en" fo:country="US" officeooo:rsid="003dd7f3" style:font-name-asian="Calibri" style:font-size-complex="11pt" style:language-complex="ar" style:country-complex="SA"/>
    </style:style>
    <style:style style:name="T11" style:family="text">
      <style:text-properties fo:language="en" fo:country="US" officeooo:rsid="003474e5" style:font-name-asian="Calibri" style:font-size-complex="11pt" style:language-complex="ar" style:country-complex="SA"/>
    </style:style>
    <style:style style:name="T12" style:family="text">
      <style:text-properties fo:language="en" fo:country="US" officeooo:rsid="0045fdce" style:font-name-asian="Calibri" style:font-size-complex="11pt" style:language-complex="ar" style:country-complex="SA"/>
    </style:style>
    <style:style style:name="T13" style:family="text">
      <style:text-properties fo:language="en" fo:country="US" officeooo:rsid="00255957"/>
    </style:style>
    <style:style style:name="T14" style:family="text">
      <style:text-properties fo:language="en" fo:country="US" officeooo:rsid="0028801f"/>
    </style:style>
    <style:style style:name="T15" style:family="text">
      <style:text-properties fo:language="en" fo:country="US" officeooo:rsid="00328462"/>
    </style:style>
    <style:style style:name="T16" style:family="text">
      <style:text-properties fo:language="en" fo:country="US" officeooo:rsid="00333985"/>
    </style:style>
    <style:style style:name="T17" style:family="text">
      <style:text-properties fo:language="en" fo:country="US" officeooo:rsid="003474e5"/>
    </style:style>
    <style:style style:name="T18" style:family="text">
      <style:text-properties fo:language="en" fo:country="US" officeooo:rsid="003a9b39"/>
    </style:style>
    <style:style style:name="T19" style:family="text">
      <style:text-properties fo:language="en" fo:country="US" officeooo:rsid="003dd7f3"/>
    </style:style>
    <style:style style:name="T20" style:family="text">
      <style:text-properties fo:language="en" fo:country="US" officeooo:rsid="00455a6d"/>
    </style:style>
    <style:style style:name="T21" style:family="text">
      <style:text-properties fo:language="en" fo:country="US" officeooo:rsid="0046ddd9"/>
    </style:style>
    <style:style style:name="T22" style:family="text">
      <style:text-properties fo:language="en" fo:country="US" officeooo:rsid="0028d52b"/>
    </style:style>
    <style:style style:name="T23" style:family="text">
      <style:text-properties fo:language="en" fo:country="US" officeooo:rsid="00383b31"/>
    </style:style>
    <style:style style:name="T24" style:family="text">
      <style:text-properties fo:language="en" fo:country="US" officeooo:rsid="004bdfda"/>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0258377" style:font-weight-asian="bold" style:font-weight-complex="bold"/>
    </style:style>
    <style:style style:name="T28" style:family="text">
      <style:text-properties fo:font-weight="bold" officeooo:rsid="00237b33" style:font-weight-asian="bold" style:font-weight-complex="bold"/>
    </style:style>
    <style:style style:name="T29" style:family="text">
      <style:text-properties fo:font-weight="bold" officeooo:rsid="0038fa45" style:font-weight-asian="bold" style:font-weight-complex="bold"/>
    </style:style>
    <style:style style:name="T30" style:family="text">
      <style:text-properties fo:font-weight="bold" officeooo:rsid="002237d0" style:font-weight-asian="bold"/>
    </style:style>
    <style:style style:name="T31" style:family="text">
      <style:text-properties fo:font-weight="bold" officeooo:rsid="0028801f" style:font-weight-asian="bold"/>
    </style:style>
    <style:style style:name="T32" style:family="text">
      <style:text-properties fo:font-weight="bold" officeooo:rsid="0028bc9c" style:font-weight-asian="bold"/>
    </style:style>
    <style:style style:name="T33" style:family="text">
      <style:text-properties fo:font-weight="bold" officeooo:rsid="003a9b39" style:font-weight-asian="bold"/>
    </style:style>
    <style:style style:name="T34" style:family="text">
      <style:text-properties fo:font-weight="bold" officeooo:rsid="003c2f24" style:font-weight-asian="bold"/>
    </style:style>
    <style:style style:name="T35" style:family="text">
      <style:text-properties style:font-name="TheSansMonoCondensed-SemiLightI" style:font-name-complex="TheSansMonoCondensed-SemiLightI"/>
    </style:style>
    <style:style style:name="T36" style:family="text">
      <style:text-properties style:font-name-asian="TheSansMonoConNormal2"/>
    </style:style>
    <style:style style:name="T37" style:family="text">
      <style:text-properties officeooo:rsid="003a9b39" style:font-name-asian="TheSansMonoConNormal2"/>
    </style:style>
    <style:style style:name="T38" style:family="text">
      <style:text-properties officeooo:rsid="002237d0"/>
    </style:style>
    <style:style style:name="T39" style:family="text">
      <style:text-properties officeooo:rsid="00237b33"/>
    </style:style>
    <style:style style:name="T40" style:family="text">
      <style:text-properties style:use-window-font-color="true" style:font-name="Utopia1" fo:font-size="11pt" fo:language="en" fo:country="GB" officeooo:rsid="00237b33" style:font-name-asian="Calibri" style:font-size-asian="11pt" style:font-name-complex="Utopia1" style:font-size-complex="11pt" style:language-complex="ar" style:country-complex="SA"/>
    </style:style>
    <style:style style:name="T41" style:family="text">
      <style:text-properties style:use-window-font-color="true" style:font-name="Utopia1" fo:font-size="11pt" fo:language="en" fo:country="GB" officeooo:rsid="00255957" style:font-name-asian="Calibri" style:font-size-asian="11pt" style:font-name-complex="Utopia1" style:font-size-complex="11pt" style:language-complex="ar" style:country-complex="SA"/>
    </style:style>
    <style:style style:name="T42" style:family="text">
      <style:text-properties style:use-window-font-color="true" style:font-name="Utopia1" fo:font-size="11pt" fo:language="en" fo:country="GB" officeooo:rsid="002b0b51" style:font-name-asian="Calibri" style:font-size-asian="11pt" style:font-name-complex="Utopia1" style:font-size-complex="11pt" style:language-complex="ar" style:country-complex="SA"/>
    </style:style>
    <style:style style:name="T43" style:family="text">
      <style:text-properties style:use-window-font-color="true" style:font-name="Utopia1" fo:font-size="11pt" fo:language="en" fo:country="GB" officeooo:rsid="0030a38c" style:font-name-asian="Calibri" style:font-size-asian="11pt" style:font-name-complex="Utopia1" style:font-size-complex="11pt" style:language-complex="ar" style:country-complex="SA"/>
    </style:style>
    <style:style style:name="T44" style:family="text">
      <style:text-properties style:use-window-font-color="true" style:font-name="Utopia1" fo:font-size="11pt" fo:language="en" fo:country="GB" officeooo:rsid="00366e3d" style:font-name-asian="Calibri" style:font-size-asian="11pt" style:font-name-complex="Utopia1" style:font-size-complex="11pt" style:language-complex="ar" style:country-complex="SA"/>
    </style:style>
    <style:style style:name="T45" style:family="text">
      <style:text-properties style:use-window-font-color="true" style:font-name="Utopia1" fo:font-size="11pt" fo:language="en" fo:country="GB" officeooo:rsid="003813a2" style:font-name-asian="Calibri" style:font-size-asian="11pt" style:font-name-complex="Utopia1" style:font-size-complex="11pt" style:language-complex="ar" style:country-complex="SA"/>
    </style:style>
    <style:style style:name="T46" style:family="text">
      <style:text-properties style:use-window-font-color="true" style:font-name="Utopia1" fo:font-size="11pt" fo:language="en" fo:country="GB" officeooo:rsid="0038fa45" style:font-name-asian="Calibri" style:font-size-asian="11pt" style:font-name-complex="Utopia1" style:font-size-complex="11pt" style:language-complex="ar" style:country-complex="SA"/>
    </style:style>
    <style:style style:name="T47" style:family="text">
      <style:text-properties style:use-window-font-color="true" style:font-name="Utopia1" fo:font-size="11pt" fo:language="en" fo:country="GB" officeooo:rsid="0039f68f" style:font-name-asian="Calibri" style:font-size-asian="11pt" style:font-name-complex="Utopia1" style:font-size-complex="11pt" style:language-complex="ar" style:country-complex="SA"/>
    </style:style>
    <style:style style:name="T48" style:family="text">
      <style:text-properties style:use-window-font-color="true" style:font-name="Utopia1" fo:font-size="11pt" fo:language="en" fo:country="GB" officeooo:rsid="00455a6d" style:font-name-asian="Calibri" style:font-size-asian="11pt" style:font-name-complex="Utopia1" style:font-size-complex="11pt" style:language-complex="ar" style:country-complex="SA"/>
    </style:style>
    <style:style style:name="T49" style:family="text">
      <style:text-properties style:use-window-font-color="true" style:font-name="Utopia1" fo:font-size="11pt" fo:language="en" fo:country="GB" officeooo:rsid="0034968a" style:font-name-asian="Calibri" style:font-size-asian="11pt" style:font-name-complex="Utopia1" style:font-size-complex="11pt" style:language-complex="ar" style:country-complex="SA"/>
    </style:style>
    <style:style style:name="T50" style:family="text">
      <style:text-properties style:use-window-font-color="true" style:font-name="Utopia1" fo:font-size="11pt" fo:language="en" fo:country="GB" officeooo:rsid="0046ddd9" style:font-name-asian="Calibri" style:font-size-asian="11pt" style:font-name-complex="Utopia1" style:font-size-complex="11pt" style:language-complex="ar" style:country-complex="SA"/>
    </style:style>
    <style:style style:name="T51" style:family="text">
      <style:text-properties style:use-window-font-color="true" style:font-name="Utopia1" fo:font-size="11pt" fo:language="en" fo:country="GB" officeooo:rsid="004bdfda" style:font-name-asian="Calibri" style:font-size-asian="11pt" style:font-name-complex="Utopia1" style:font-size-complex="11pt" style:language-complex="ar" style:country-complex="SA"/>
    </style:style>
    <style:style style:name="T52" style:family="text">
      <style:text-properties style:use-window-font-color="true" style:font-name="Utopia1" fo:font-size="11pt" fo:language="en" fo:country="GB" officeooo:rsid="0028d52b" style:font-name-asian="Calibri" style:font-size-asian="11pt" style:font-name-complex="Utopia1" style:font-size-complex="11pt" style:language-complex="ar" style:country-complex="SA"/>
    </style:style>
    <style:style style:name="T53" style:family="text">
      <style:text-properties style:use-window-font-color="true" style:font-name="Utopia1" fo:font-size="11pt" fo:language="en" fo:country="US" officeooo:rsid="00255957" style:font-name-asian="Calibri" style:font-size-asian="11pt" style:font-name-complex="Utopia1" style:font-size-complex="11pt" style:language-complex="ar" style:country-complex="SA"/>
    </style:style>
    <style:style style:name="T54" style:family="text">
      <style:text-properties style:use-window-font-color="true" style:font-name="Utopia1" fo:font-size="11pt" fo:language="en" fo:country="US" officeooo:rsid="00258377" style:font-name-asian="Calibri" style:font-size-asian="11pt" style:font-name-complex="Utopia1" style:font-size-complex="11pt" style:language-complex="ar" style:country-complex="SA"/>
    </style:style>
    <style:style style:name="T55" style:family="text">
      <style:text-properties style:use-window-font-color="true" style:font-name="Utopia1" fo:font-size="11pt" fo:language="en" fo:country="US" officeooo:rsid="0028801f" style:font-name-asian="Calibri" style:font-size-asian="11pt" style:font-name-complex="Utopia1" style:font-size-complex="11pt" style:language-complex="ar" style:country-complex="SA"/>
    </style:style>
    <style:style style:name="T56" style:family="text">
      <style:text-properties style:use-window-font-color="true" style:font-name="Utopia1" fo:font-size="11pt" fo:language="en" fo:country="US" officeooo:rsid="002bbe60" style:font-name-asian="Calibri" style:font-size-asian="11pt" style:font-name-complex="Utopia1" style:font-size-complex="11pt" style:language-complex="ar" style:country-complex="SA"/>
    </style:style>
    <style:style style:name="T57" style:family="text">
      <style:text-properties style:use-window-font-color="true" style:font-name="Utopia1" fo:font-size="11pt" fo:language="en" fo:country="US" officeooo:rsid="002cdf2c" style:font-name-asian="Calibri" style:font-size-asian="11pt" style:font-name-complex="Utopia1" style:font-size-complex="11pt" style:language-complex="ar" style:country-complex="SA"/>
    </style:style>
    <style:style style:name="T58" style:family="text">
      <style:text-properties style:use-window-font-color="true" style:font-name="Utopia1" fo:font-size="11pt" fo:language="en" fo:country="US" officeooo:rsid="00328462" style:font-name-asian="Calibri" style:font-size-asian="11pt" style:font-name-complex="Utopia1" style:font-size-complex="11pt" style:language-complex="ar" style:country-complex="SA"/>
    </style:style>
    <style:style style:name="T59" style:family="text">
      <style:text-properties style:use-window-font-color="true" style:font-name="Utopia1" fo:font-size="11pt" fo:language="en" fo:country="US" officeooo:rsid="003474e5" style:font-name-asian="Calibri" style:font-size-asian="11pt" style:font-name-complex="Utopia1" style:font-size-complex="11pt" style:language-complex="ar" style:country-complex="SA"/>
    </style:style>
    <style:style style:name="T60" style:family="text">
      <style:text-properties style:use-window-font-color="true" style:font-name="Utopia1" fo:font-size="11pt" fo:language="en" fo:country="US" officeooo:rsid="0034968a" style:font-name-asian="Calibri" style:font-size-asian="11pt" style:font-name-complex="Utopia1" style:font-size-complex="11pt" style:language-complex="ar" style:country-complex="SA"/>
    </style:style>
    <style:style style:name="T61" style:family="text">
      <style:text-properties style:use-window-font-color="true" style:font-name="Utopia1" fo:font-size="11pt" fo:language="en" fo:country="US" officeooo:rsid="003dd7f3" style:font-name-asian="Calibri" style:font-size-asian="11pt" style:font-name-complex="Utopia1" style:font-size-complex="11pt" style:language-complex="ar" style:country-complex="SA"/>
    </style:style>
    <style:style style:name="T62" style:family="text">
      <style:text-properties style:use-window-font-color="true" style:font-name="Utopia1" fo:font-size="11pt" fo:language="en" fo:country="US" officeooo:rsid="0045fdce" style:font-name-asian="Calibri" style:font-size-asian="11pt" style:font-name-complex="Utopia1" style:font-size-complex="11pt" style:language-complex="ar" style:country-complex="SA"/>
    </style:style>
    <style:style style:name="T63" style:family="text">
      <style:text-properties style:use-window-font-color="true" style:font-name="Utopia1" fo:font-size="11pt" fo:language="en" fo:country="US" officeooo:rsid="0046ddd9" style:font-name-asian="Calibri" style:font-size-asian="11pt" style:font-name-complex="Utopia1" style:font-size-complex="11pt" style:language-complex="ar" style:country-complex="SA"/>
    </style:style>
    <style:style style:name="T64" style:family="text">
      <style:text-properties style:use-window-font-color="true" style:font-name="Utopia1" fo:font-size="11pt" fo:language="en" fo:country="US" officeooo:rsid="00383b31" style:font-name-asian="Calibri" style:font-size-asian="11pt" style:font-name-complex="Utopia1" style:font-size-complex="11pt" style:language-complex="ar" style:country-complex="SA"/>
    </style:style>
    <style:style style:name="T65" style:family="text">
      <style:text-properties style:use-window-font-color="true" style:font-name="Utopia1" fo:font-size="11pt" fo:language="en" fo:country="US" officeooo:rsid="0034963d" style:font-name-asian="Calibri" style:font-size-asian="11pt" style:font-name-complex="Utopia1" style:font-size-complex="11pt" style:language-complex="ar" style:country-complex="SA"/>
    </style:style>
    <style:style style:name="T66" style:family="text">
      <style:text-properties style:use-window-font-color="true" style:font-name="Utopia1" fo:font-size="11pt" fo:language="en" fo:country="US" officeooo:rsid="004bdfda" style:font-name-asian="Calibri" style:font-size-asian="11pt" style:font-name-complex="Utopia1" style:font-size-complex="11pt" style:language-complex="ar" style:country-complex="SA"/>
    </style:style>
    <style:style style:name="T67" style:family="text">
      <style:text-properties style:use-window-font-color="true" style:font-name="Utopia1" fo:font-size="11pt" fo:language="en" fo:country="US" fo:font-weight="bold" officeooo:rsid="003c2f24" style:font-name-asian="Calibri" style:font-size-asian="11pt" style:font-weight-asian="bold" style:font-name-complex="Utopia1" style:font-size-complex="11pt" style:language-complex="ar" style:country-complex="SA" style:font-weight-complex="bold"/>
    </style:style>
    <style:style style:name="T68" style:family="text">
      <style:text-properties style:use-window-font-color="true" style:font-name="Utopia1" fo:font-size="11pt" fo:language="en" fo:country="US" officeooo:rsid="004bdfda" fo:background-color="transparent" loext:char-shading-value="0" style:font-name-asian="Calibri" style:font-size-asian="11pt" style:font-name-complex="Utopia1" style:font-size-complex="11pt" style:language-complex="ar" style:country-complex="SA"/>
    </style:style>
    <style:style style:name="T69" style:family="text">
      <style:text-properties style:use-window-font-color="true" style:font-name="Utopia1" fo:font-size="11pt" fo:language="none" fo:country="none" fo:font-style="italic" officeooo:rsid="00237b33" style:font-name-asian="Calibri" style:font-size-asian="11pt" style:language-asian="none" style:country-asian="none" style:font-style-asian="italic" style:font-name-complex="Utopia1" style:font-size-complex="11pt" style:language-complex="ar" style:country-complex="SA"/>
    </style:style>
    <style:style style:name="T70" style:family="text">
      <style:text-properties style:use-window-font-color="true" style:font-name="Utopia1" fo:font-size="11pt" fo:language="none" fo:country="none" fo:font-style="italic" officeooo:rsid="00258377" style:font-name-asian="Calibri" style:font-size-asian="11pt" style:language-asian="none" style:country-asian="none" style:font-style-asian="italic" style:font-name-complex="Utopia1" style:font-size-complex="11pt" style:language-complex="ar" style:country-complex="SA"/>
    </style:style>
    <style:style style:name="T71" style:family="text">
      <style:text-properties style:use-window-font-color="true" style:font-name="Utopia1" fo:font-size="11pt" fo:language="none" fo:country="none" fo:font-style="italic" officeooo:rsid="0028bc9c" style:font-name-asian="Calibri" style:font-size-asian="11pt" style:language-asian="none" style:country-asian="none" style:font-style-asian="italic" style:font-name-complex="Utopia1" style:font-size-complex="11pt" style:language-complex="ar" style:country-complex="SA"/>
    </style:style>
    <style:style style:name="T72" style:family="text">
      <style:text-properties style:use-window-font-color="true" style:font-name="Utopia1" fo:font-size="11pt" fo:language="none" fo:country="none" fo:font-style="italic" officeooo:rsid="0034968a" style:font-name-asian="Calibri" style:font-size-asian="11pt" style:language-asian="none" style:country-asian="none" style:font-style-asian="italic" style:font-name-complex="Utopia1" style:font-size-complex="11pt" style:language-complex="ar" style:country-complex="SA"/>
    </style:style>
    <style:style style:name="T73" style:family="text">
      <style:text-properties style:use-window-font-color="true" style:font-name="Utopia1" fo:font-size="11pt" fo:language="none" fo:country="none" fo:font-style="italic" officeooo:rsid="0038fa45" style:font-name-asian="Calibri" style:font-size-asian="11pt" style:language-asian="none" style:country-asian="none" style:font-style-asian="italic" style:font-name-complex="Utopia1" style:font-size-complex="11pt" style:language-complex="ar" style:country-complex="SA"/>
    </style:style>
    <style:style style:name="T74" style:family="text">
      <style:text-properties style:use-window-font-color="true" style:font-name="Utopia1" fo:font-size="11pt" fo:language="none" fo:country="none" fo:font-style="italic" officeooo:rsid="003c2f24" style:font-name-asian="Calibri" style:font-size-asian="11pt" style:language-asian="none" style:country-asian="none" style:font-style-asian="italic" style:font-name-complex="Utopia1" style:font-size-complex="11pt" style:language-complex="ar" style:country-complex="SA"/>
    </style:style>
    <style:style style:name="T75" style:family="text">
      <style:text-properties style:use-window-font-color="true" style:font-name="Utopia1" fo:font-size="11pt" fo:language="none" fo:country="none" fo:font-style="italic" officeooo:rsid="004bdfda" style:font-name-asian="Calibri" style:font-size-asian="11pt" style:language-asian="none" style:country-asian="none" style:font-style-asian="italic" style:font-name-complex="Utopia1" style:font-size-complex="11pt" style:language-complex="ar" style:country-complex="SA"/>
    </style:style>
    <style:style style:name="T76" style:family="text">
      <style:text-properties style:use-window-font-color="true" style:font-name="Utopia1" fo:font-size="11pt" fo:language="none" fo:country="none" fo:font-style="italic" fo:font-weight="bold" officeooo:rsid="00237b33" style:font-name-asian="Calibri" style:font-size-asian="11pt" style:language-asian="none" style:country-asian="none" style:font-style-asian="italic" style:font-weight-asian="bold" style:font-name-complex="Utopia1" style:font-size-complex="11pt" style:language-complex="ar" style:country-complex="SA" style:font-weight-complex="bold"/>
    </style:style>
    <style:style style:name="T77" style:family="text">
      <style:text-properties style:use-window-font-color="true" style:font-name="Utopia1" fo:font-size="11pt" fo:language="none" fo:country="none" fo:font-style="italic" fo:font-weight="bold" officeooo:rsid="0038fa45" style:font-name-asian="Calibri" style:font-size-asian="11pt" style:language-asian="none" style:country-asian="none" style:font-style-asian="italic" style:font-weight-asian="bold" style:font-name-complex="Utopia1" style:font-size-complex="11pt" style:language-complex="ar" style:country-complex="SA" style:font-weight-complex="bold"/>
    </style:style>
    <style:style style:name="T78" style:family="text">
      <style:text-properties style:use-window-font-color="true" style:font-name="TheSansMonoConNormal" fo:font-size="11pt" fo:language="none" fo:country="none" style:font-name-asian="Calibri" style:font-size-asian="11pt" style:language-asian="none" style:country-asian="none" style:font-name-complex="TheSansMonoConNormal" style:font-size-complex="11pt" style:language-complex="ar" style:country-complex="SA"/>
    </style:style>
    <style:style style:name="T79" style:family="text">
      <style:text-properties style:use-window-font-color="true" style:font-name="TheSansMonoConNormal" fo:font-size="11pt" fo:language="none" fo:country="none" officeooo:rsid="00237b33" style:font-name-asian="Calibri" style:font-size-asian="11pt" style:language-asian="none" style:country-asian="none" style:font-name-complex="TheSansMonoConNormal" style:font-size-complex="11pt" style:language-complex="ar" style:country-complex="SA"/>
    </style:style>
    <style:style style:name="T80" style:family="text">
      <style:text-properties style:use-window-font-color="true" style:font-name="TheSansMonoConNormal" fo:font-size="11pt" fo:language="none" fo:country="none" officeooo:rsid="00255957" style:font-name-asian="Calibri" style:font-size-asian="11pt" style:language-asian="none" style:country-asian="none" style:font-name-complex="TheSansMonoConNormal" style:font-size-complex="11pt" style:language-complex="ar" style:country-complex="SA"/>
    </style:style>
    <style:style style:name="T81" style:family="text">
      <style:text-properties style:use-window-font-color="true" style:font-name="TheSansMonoConNormal" fo:font-size="11pt" fo:language="none" fo:country="none" officeooo:rsid="0028801f" style:font-name-asian="Calibri" style:font-size-asian="11pt" style:language-asian="none" style:country-asian="none" style:font-name-complex="TheSansMonoConNormal" style:font-size-complex="11pt" style:language-complex="ar" style:country-complex="SA"/>
    </style:style>
    <style:style style:name="T82" style:family="text">
      <style:text-properties style:use-window-font-color="true" style:font-name="TheSansMonoConNormal" fo:font-size="11pt" fo:language="none" fo:country="none" officeooo:rsid="0028bc9c" style:font-name-asian="Calibri" style:font-size-asian="11pt" style:language-asian="none" style:country-asian="none" style:font-name-complex="TheSansMonoConNormal" style:font-size-complex="11pt" style:language-complex="ar" style:country-complex="SA"/>
    </style:style>
    <style:style style:name="T83" style:family="text">
      <style:text-properties style:use-window-font-color="true" style:font-name="TheSansMonoConNormal" fo:font-size="11pt" fo:language="none" fo:country="none" officeooo:rsid="0034968a" style:font-name-asian="Calibri" style:font-size-asian="11pt" style:language-asian="none" style:country-asian="none" style:font-name-complex="TheSansMonoConNormal" style:font-size-complex="11pt" style:language-complex="ar" style:country-complex="SA"/>
    </style:style>
    <style:style style:name="T84" style:family="text">
      <style:text-properties style:use-window-font-color="true" style:font-name="TheSansMonoConNormal" fo:font-size="11pt" fo:language="none" fo:country="none" officeooo:rsid="0038fa45" style:font-name-asian="Calibri" style:font-size-asian="11pt" style:language-asian="none" style:country-asian="none" style:font-name-complex="TheSansMonoConNormal" style:font-size-complex="11pt" style:language-complex="ar" style:country-complex="SA"/>
    </style:style>
    <style:style style:name="T85" style:family="text">
      <style:text-properties style:use-window-font-color="true" style:font-name="TheSansMonoConNormal" fo:font-size="11pt" fo:language="none" fo:country="none" officeooo:rsid="003a9b39" style:font-name-asian="Calibri" style:font-size-asian="11pt" style:language-asian="none" style:country-asian="none" style:font-name-complex="TheSansMonoConNormal" style:font-size-complex="11pt" style:language-complex="ar" style:country-complex="SA"/>
    </style:style>
    <style:style style:name="T86" style:family="text">
      <style:text-properties style:use-window-font-color="true" style:font-name="TheSansMonoConNormal" fo:font-size="11pt" fo:language="none" fo:country="none" officeooo:rsid="003c2f24" style:font-name-asian="Calibri" style:font-size-asian="11pt" style:language-asian="none" style:country-asian="none" style:font-name-complex="TheSansMonoConNormal" style:font-size-complex="11pt" style:language-complex="ar" style:country-complex="SA"/>
    </style:style>
    <style:style style:name="T87" style:family="text">
      <style:text-properties style:use-window-font-color="true" style:font-name="TheSansMonoConNormal" fo:font-size="11pt" fo:language="none" fo:country="none" officeooo:rsid="0028d52b" style:font-name-asian="Calibri" style:font-size-asian="11pt" style:language-asian="none" style:country-asian="none" style:font-name-complex="TheSansMonoConNormal" style:font-size-complex="11pt" style:language-complex="ar" style:country-complex="SA"/>
    </style:style>
    <style:style style:name="T88" style:family="text">
      <style:text-properties style:use-window-font-color="true" style:font-name="HelveticaNeue Condensed" fo:font-size="18pt" fo:language="en" fo:country="GB" fo:font-weight="bold" officeooo:rsid="0027ade1" style:font-name-asian="Calibri" style:font-size-asian="18pt" style:font-weight-asian="bold" style:font-name-complex="HelveticaNeue Condensed" style:font-size-complex="14pt" style:language-complex="ar" style:country-complex="SA"/>
    </style:style>
    <style:style style:name="T89" style:family="text">
      <style:text-properties style:use-window-font-color="true" style:font-name="HelveticaNeue Condensed" fo:font-size="18pt" fo:language="en" fo:country="GB" fo:font-weight="bold" officeooo:rsid="003a9b39" style:font-name-asian="Calibri" style:font-size-asian="18pt" style:font-weight-asian="bold" style:font-name-complex="HelveticaNeue Condensed" style:font-size-complex="14pt" style:language-complex="ar" style:country-complex="SA"/>
    </style:style>
    <style:style style:name="T90" style:family="text">
      <style:text-properties style:use-window-font-color="true" style:font-name="HelveticaNeue Condensed" fo:font-size="20pt" fo:language="en" fo:country="GB" fo:font-weight="bold" officeooo:rsid="00328462" style:font-name-asian="Calibri" style:font-size-asian="20pt" style:font-weight-asian="bold" style:font-name-complex="HelveticaNeue Condensed" style:font-size-complex="18pt" style:language-complex="ar" style:country-complex="SA"/>
    </style:style>
    <style:style style:name="T91" style:family="text">
      <style:text-properties style:use-window-font-color="true" style:font-name="HelveticaNeue Condensed" fo:font-size="20pt" fo:language="en" fo:country="GB" fo:font-weight="bold" officeooo:rsid="00237b33" style:font-name-asian="Calibri" style:font-size-asian="20pt" style:font-weight-asian="bold" style:font-name-complex="HelveticaNeue Condensed" style:font-size-complex="18pt" style:language-complex="ar" style:country-complex="SA"/>
    </style:style>
    <style:style style:name="T92" style:family="text">
      <style:text-properties style:use-window-font-color="true" style:font-name="Arial Narrow" fo:font-size="40pt" fo:language="en" fo:country="US" fo:font-weight="bold" officeooo:rsid="003f4955" style:font-name-asian="Times New Roman" style:font-size-asian="40pt" style:font-weight-asian="bold" style:font-name-complex="Arial Narrow" style:font-size-complex="24pt" style:language-complex="ar" style:country-complex="SA"/>
    </style:style>
    <style:style style:name="T93" style:family="text">
      <style:text-properties style:use-window-font-color="true" style:font-name="Utopia1" fo:font-size="11pt" fo:language="none" fo:country="none" fo:font-style="italic" fo:font-weight="bold" officeooo:rsid="0038fa45" style:font-name-asian="Calibri" style:font-size-asian="11pt" style:language-asian="none" style:country-asian="none" style:font-style-asian="italic" style:font-weight-asian="bold" style:font-name-complex="Utopia1" style:font-size-complex="11pt" style:language-complex="ar" style:country-complex="SA" style:font-weight-complex="bold"/>
    </style:style>
    <style:style style:name="T94" style:family="text">
      <style:text-properties style:use-window-font-color="true" style:font-name="Utopia1" fo:font-size="11pt" fo:language="en" fo:country="GB" fo:font-style="italic" officeooo:rsid="00237b33" style:font-name-asian="Calibri" style:font-size-asian="11pt" style:font-style-asian="italic" style:font-name-complex="Calibri" style:font-size-complex="11pt" style:language-complex="ar" style:country-complex="SA" style:font-style-complex="italic"/>
    </style:style>
    <style:style style:name="T95" style:family="text">
      <style:text-properties style:use-window-font-color="true" style:font-name="Utopia1" fo:font-size="11pt" fo:language="en" fo:country="GB" fo:font-style="italic" officeooo:rsid="0038fa45" style:font-name-asian="Calibri" style:font-size-asian="11pt" style:font-style-asian="italic" style:font-name-complex="Calibri" style:font-size-complex="11pt" style:language-complex="ar" style:country-complex="SA" style:font-style-complex="italic"/>
    </style:style>
    <style:style style:name="T96" style:family="text">
      <style:text-properties officeooo:rsid="00255957"/>
    </style:style>
    <style:style style:name="T97" style:family="text">
      <style:text-properties officeooo:rsid="0027ade1"/>
    </style:style>
    <style:style style:name="T98" style:family="text">
      <style:text-properties officeooo:rsid="0028801f"/>
    </style:style>
    <style:style style:name="T99" style:family="text">
      <style:text-properties officeooo:rsid="0037b31a"/>
    </style:style>
    <style:style style:name="T100" style:family="text">
      <style:text-properties officeooo:rsid="0038fa45"/>
    </style:style>
    <style:style style:name="T101" style:family="text">
      <style:text-properties officeooo:rsid="0039f68f"/>
    </style:style>
    <style:style style:name="T102" style:family="text">
      <style:text-properties officeooo:rsid="003d8b7d"/>
    </style:style>
    <style:style style:name="T103" style:family="text">
      <style:text-properties style:font-name="Utopia1" fo:font-size="11pt" fo:font-weight="bold" officeooo:rsid="00237b33" style:font-size-asian="11pt" style:font-weight-asian="bold" style:font-size-complex="11pt" style:font-weight-complex="bold"/>
    </style:style>
    <style:style style:name="T104" style:family="text">
      <style:text-properties style:font-name="Utopia1" fo:font-size="11pt" officeooo:rsid="00237b33" style:font-size-asian="11pt" style:font-size-complex="11pt"/>
    </style:style>
    <style:style style:name="T105" style:family="text">
      <style:text-properties fo:language="en" fo:country="GB" officeooo:rsid="00455a6d" style:font-name-asian="Calibri" style:font-size-complex="11pt" style:language-complex="ar" style:country-complex="SA"/>
    </style:style>
    <style:style style:name="T106" style:family="text">
      <style:text-properties fo:language="en" fo:country="GB" officeooo:rsid="0046ddd9" style:font-name-asian="Calibri" style:font-size-complex="11pt" style:language-complex="ar" style:country-complex="SA"/>
    </style:style>
    <style:style style:name="T107" style:family="text">
      <style:text-properties fo:language="en" fo:country="GB" officeooo:rsid="004bdfda" style:font-name-asian="Calibri" style:font-size-complex="11pt" style:language-complex="ar" style:country-complex="SA"/>
    </style:style>
    <style:style style:name="T108" style:family="text">
      <style:text-properties officeooo:rsid="00483dd8"/>
    </style:style>
    <style:style style:name="T109" style:family="text">
      <style:text-properties officeooo:rsid="004bdf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92">Modul</text:span>es</text:p>
      <text:p text:style-name="P14">Real programs rarely fit into a<text:span text:style-name="T2"> </text:span>single source file, and I<text:span text:style-name="T2"> </text:span>know you’ve been champing at the bit, eager to explore how C++ works with multiple source files that make up a<text:span text:style-name="T2"> </text:span>single program. This Exploration shows you the basics. <text:span text:style-name="T40">A warning, though: this chapter discusses brand new features in C++ 20, and although compiler developers are working at implementing all of the new features, they have many features to implement, and all that hard work takes time. What you read in this chapter might not work in your compiler, at least not until some future release. Not to worry, Exploration 43 takes you back to the old-fashioned way of working with multiple source files, a way that has worked from the very first days of C++. But for now, let’s step boldly into the future.</text:span></text:p>
      <text:h text:style-name="P62" text:outline-level="1"><text:span text:style-name="T91">I</text:span><text:span text:style-name="T90">ntrodu</text:span><text:span text:style-name="T91">cing Modules</text:span><text:bookmark-start text:name="def"/></text:h>
      <text:p text:style-name="P15">Put simply, you write a large program by dividing it into modules. A module is the C<text:span text:style-name="T108">⁠</text:span>+<text:span text:style-name="T108">⁠</text:span>+ 20 way of working with multiple source files. Just as a function has a declaration and a definition, a module has an interface (declaration) and an implementation (definition). Because a module can contain multiple functions, classes, and more, they have ways to divide one module into multiple files as an implementation detail.</text:p>
      <text:p text:style-name="P3">Let’s start with a simple example. Let’s define a function, <text:span text:style-name="Code_20_Inline"><text:span text:style-name="T7">world()</text:span></text:span>, in a module, <text:span text:style-name="Code_20_Inline"><text:span text:style-name="T7">hello</text:span></text:span>. Our <text:span text:style-name="Code_20_Inline"><text:span text:style-name="T7">main()</text:span></text:span> program will call that function. So what do we need? First, define the module as shown in Listing 42-1.</text:p>
      <text:p text:style-name="P38"><text:soft-page-break/><text:span text:style-name="T26">Listing 42-1.</text:span> Writing a Module</text:p>
      <text:p text:style-name="P19">export module hello;</text:p>
      <text:p text:style-name="P52">import &lt;iostream&gt;;</text:p>
      <text:p text:style-name="P19"><text:span text:style-name="T96">export </text:span>void world()</text:p>
      <text:p text:style-name="P24">{</text:p>
      <text:p text:style-name="P24"><text:s text:c="4"/>std::cout &lt;&lt; "hello, world\n";</text:p>
      <text:p text:style-name="P24">}</text:p>
      <text:p text:style-name="P6"><text:span text:style-name="T39">Well, that was easy. The </text:span><text:span text:style-name="Code_20_Inline"><text:span text:style-name="T7">module</text:span></text:span><text:span text:style-name="T39"> keyword informs the compiler that this file is part of a module. The </text:span><text:span text:style-name="Code_20_Inline"><text:span text:style-name="T7">export</text:span></text:span><text:span text:style-name="T39"> keyword says that </text:span><text:span text:style-name="T40">t</text:span><text:span text:style-name="T41">his is an interface, that is, this file is exporting symbols. In particular, the module exports the </text:span><text:span text:style-name="Code_20_Inline"><text:span text:style-name="T7">world()</text:span></text:span><text:span text:style-name="T41"> function. </text:span><text:span text:style-name="T42">The module imports </text:span><text:span text:style-name="Code_20_Inline"><text:span text:style-name="T7">&lt;iostream&gt;</text:span></text:span><text:span text:style-name="T42"> </text:span><text:span text:style-name="T43">so </text:span><text:span text:style-name="Code_20_Inline"><text:span text:style-name="T7">world()</text:span></text:span><text:span text:style-name="T42"> c</text:span><text:span text:style-name="T43">an do its work</text:span><text:span text:style-name="T42">, but tha</text:span><text:span text:style-name="T43">t is an </text:span><text:span text:style-name="T42">implementation detail. The only information that is visible from outside of the module are declarations </text:span><text:span text:style-name="T48">with an </text:span><text:span text:style-name="Code_20_Inline"><text:span text:style-name="T105">export</text:span></text:span><text:span text:style-name="T48"> qualifier</text:span><text:span text:style-name="T42">, </text:span><text:span text:style-name="T43">which in this case is </text:span><text:span text:style-name="Code_20_Inline"><text:span text:style-name="T7">world()</text:span></text:span><text:span text:style-name="T42">. </text:span><text:span text:style-name="T41">Armed with just this interface, you can write a program that imports the </text:span><text:span text:style-name="Code_20_Inline"><text:span text:style-name="T7">hello</text:span></text:span><text:span text:style-name="T41"> module and calls the </text:span><text:span text:style-name="Code_20_Inline"><text:span text:style-name="T7">world()</text:span></text:span><text:span text:style-name="T41"> function. Listing 42-2 shows you how.</text:span></text:p>
      <text:p text:style-name="P39"><text:span text:style-name="T28">Listing 42-</text:span><text:span text:style-name="T27">2</text:span><text:span text:style-name="T28">.</text:span><text:span text:style-name="T39"> </text:span><text:span text:style-name="T69">I</text:span><text:span text:style-name="T70">mporting a Module</text:span></text:p>
      <text:p text:style-name="P20"><text:span text:style-name="T79">i</text:span><text:span text:style-name="T80">mport </text:span><text:span text:style-name="T96">hello;</text:span></text:p>
      <text:p text:style-name="P32">int main()</text:p>
      <text:p text:style-name="P32">{</text:p>
      <text:p text:style-name="P20"><text:span text:style-name="T80"><text:s text:c="4"/></text:span><text:span text:style-name="T96">world();</text:span></text:p>
      <text:p text:style-name="P21">}</text:p>
      <text:p text:style-name="P7"><text:span text:style-name="T13">The </text:span><text:span text:style-name="Code_20_Inline"><text:span text:style-name="T13">import</text:span></text:span><text:span text:style-name="T13"> </text:span><text:span text:style-name="T53">d</text:span><text:span text:style-name="T58">eclaration</text:span><text:span text:style-name="T13"> imports a module, which makes every symbol that the module exports available in the file that does the importing. </text:span><text:span text:style-name="T15">You can use any of the names that the module exports just as though you had written those functions, </text:span><text:span text:style-name="T20">types, and so on,</text:span><text:span text:style-name="T15"> in the file doing the importing. </text:span><text:span text:style-name="T20">In this case, the </text:span><text:span text:style-name="Code_20_Inline"><text:span text:style-name="T7">main()</text:span></text:span><text:span text:style-name="T20"> function can now call the </text:span><text:span text:style-name="Code_20_Inline"><text:span text:style-name="T7">world()</text:span></text:span><text:span text:style-name="T20"> function. </text:span><text:span text:style-name="T58">T</text:span><text:span text:style-name="T15">he name </text:span><text:span text:style-name="Code_20_Inline"><text:span text:style-name="T7">hello</text:span></text:span><text:span text:style-name="T15"> has no further significance aft</text:span><text:span text:style-name="T16">er</text:span><text:span text:style-name="T15"> the </text:span><text:span text:style-name="Code_20_Inline"><text:span text:style-name="T7">import</text:span></text:span><text:span text:style-name="T15"> declaration. This means you do not need to qualify the name of the </text:span><text:span text:style-name="Code_20_Inline"><text:span text:style-name="T7">world()</text:span></text:span><text:span text:style-name="T15"> function. Just call it normally as you would if you had defined it in the same file as </text:span><text:span text:style-name="Code_20_Inline"><text:span text:style-name="T7">main()</text:span></text:span><text:span text:style-name="T15">. </text:span></text:p>
      <text:p text:style-name="P7"><text:span text:style-name="T17">A </text:span><text:span text:style-name="Code_20_Inline"><text:span text:style-name="T17">module</text:span></text:span><text:span text:style-name="T17"> declaration is optional, but if present must be the first declaration in a file. </text:span><text:span text:style-name="T59">Then come </text:span><text:span text:style-name="T53">a</text:span><text:span text:style-name="T59">ny </text:span><text:span text:style-name="Code_20_Inline"><text:span text:style-name="T7">import</text:span></text:span><text:span text:style-name="T13"> </text:span><text:span text:style-name="T15">declaration</text:span><text:span text:style-name="T13">s. </text:span><text:span text:style-name="T17">These simple restrictions mean you can use </text:span><text:span text:style-name="Code_20_Inline"><text:span text:style-name="T11">module</text:span></text:span><text:span text:style-name="T17"> and </text:span><text:span text:style-name="Code_20_Inline"><text:span text:style-name="T11">import</text:span></text:span><text:span text:style-name="T17"> as ordinary names elsewhere in your program, which is great for existing programs that use those names, but new code should not use them in order to avoid confusion.</text:span></text:p>
      <text:p text:style-name="P8"><text:span text:style-name="T16">I</text:span><text:span text:style-name="T2">f a file has no module declaration, it is the same as though the file began with an unnamed module declaration:</text:span></text:p>
      <text:p text:style-name="Code">module;</text:p>
      <text:p text:style-name="P9"><text:soft-page-break/><text:span text:style-name="T17">The unnamed module is also called the </text:span><text:span text:style-name="Emphasis"><text:span text:style-name="T17">global</text:span></text:span><text:span text:style-name="T17"> module. A program’s </text:span><text:span text:style-name="Code_20_Inline"><text:span text:style-name="T7">main()</text:span></text:span><text:span text:style-name="T17"> function lives in the global module. If you want to import any modules for use by </text:span><text:span text:style-name="Code_20_Inline"><text:span text:style-name="T7">main()</text:span></text:span><text:span text:style-name="T17">, </text:span><text:span text:style-name="T59">I recommend using a global module declaration just to be clear. Otherwise, feel free to omit it.</text:span></text:p>
      <text:p text:style-name="P47"><text:span text:style-name="T62">As you have seen, standard library imports are different, using angle brackets around the name. This is a holdover from previous versions of C++, which uses </text:span><text:span text:style-name="Code_20_Inline"><text:span text:style-name="T12">#include</text:span></text:span><text:span text:style-name="T62"> for headers. One quick way to update existing C++ <text:s/>source files is to change </text:span><text:span text:style-name="Code_20_Inline"><text:span text:style-name="T12">#include</text:span></text:span><text:span text:style-name="T62"> </text:span><text:span text:style-name="Code_20_Inline"><text:span text:style-name="T12">&lt;iostream&gt;</text:span></text:span><text:span text:style-name="T62"> to </text:span><text:span text:style-name="Code_20_Inline"><text:span text:style-name="T12">import</text:span></text:span><text:span text:style-name="T62"> </text:span><text:span text:style-name="Code_20_Inline"><text:span text:style-name="T12">&lt;iostream&gt;;</text:span></text:span><text:span text:style-name="T62"> and so on for all the standard library headers.</text:span></text:p>
      <text:p text:style-name="P46"><text:span text:style-name="T54">The C++ 20 standard does not take modules any farther into the library implementation, but expect library authors to begin to tinker with implementations of the standard library as a suite of modules. </text:span><text:span text:style-name="T56">For example Microsoft Visual C++ lets you import </text:span><text:span text:style-name="Code_20_Inline"><text:span text:style-name="T9">std.core</text:span></text:span><text:span text:style-name="T9"> </text:span><text:span text:style-name="T56">to import </text:span><text:span text:style-name="T57">nearly </text:span><text:span text:style-name="T56">the entire standard library </text:span><text:span text:style-name="T57">at once</text:span><text:span text:style-name="T56">.</text:span><text:span text:style-name="T54"> </text:span><text:span text:style-name="T60">A future version of the standard may adopt that or a similar module name for packaging and arranging the standard library. </text:span><text:span text:style-name="T62">In fact, the standard reserves the module name </text:span><text:span text:style-name="Code_20_Inline"><text:span text:style-name="T12">std</text:span></text:span><text:span text:style-name="T62">, so you know they are thinking along those lines. But f</text:span><text:span text:style-name="T60">or now stick to the standard, </text:span><text:span text:style-name="T62">use those angle brackets with standard headers. and </text:span><text:span text:style-name="T60">look forward to </text:span><text:span text:style-name="T62">third-party </text:span><text:span text:style-name="T60">libraries starting to arrive neatly bundled with a ribbon and a module.</text:span></text:p>
      <text:h text:style-name="P63" text:outline-level="1">Classes and Modules</text:h>
      <text:p text:style-name="P17">Let’s try a more challenging example: the <text:span text:style-name="Code_20_Inline"><text:span text:style-name="T9">rational</text:span></text:span> class. This is easy to do, but introduces unseen twists. Listing 42-3 illustrates how to define a <text:span text:style-name="Code_20_Inline"><text:span text:style-name="T9">rat</text:span></text:span> module that contains the <text:span text:style-name="Code_20_Inline"><text:span text:style-name="T9">rational</text:span></text:span> class from Listing 41-2. You can fill in the rest of the details yourself.</text:p>
      <text:p text:style-name="P40"><text:span text:style-name="T28">Listing 42-</text:span><text:span text:style-name="T76">3</text:span><text:span text:style-name="T28">.</text:span><text:span text:style-name="T39"> </text:span><text:span text:style-name="T69">D</text:span><text:span text:style-name="T72">efining the rational Class In a Module</text:span></text:p>
      <text:p text:style-name="P53"><text:span text:style-name="T39">export module </text:span><text:span text:style-name="T79">r</text:span><text:span text:style-name="T83">at</text:span><text:span text:style-name="T39">;</text:span></text:p>
      <text:p text:style-name="P28">import &lt;numeric&gt;;</text:p>
      <text:p text:style-name="P55">import &lt;ostream&gt;;</text:p>
      <text:p text:style-name="P57">export class rational</text:p>
      <text:p text:style-name="P26">{</text:p>
      <text:p text:style-name="P26">public:</text:p>
      <text:p text:style-name="P26"><text:s text:c="2"/>rational(int num) : numerator_{num}, denominator_{1} {}</text:p>
      <text:p text:style-name="P26"><text:s text:c="2"/>rational(rational const&amp;) = default;</text:p>
      <text:p text:style-name="P26"><text:s text:c="2"/>inline rational(int num, int den);</text:p>
      <text:p text:style-name="P26"><text:s text:c="2"/>void assign(int num, int den);</text:p>
      <text:p text:style-name="P26"><text:s text:c="2"/>int numerator() const <text:s text:c="18"/>{ return numerator_; }</text:p>
      <text:p text:style-name="P26"><text:soft-page-break/><text:s text:c="2"/>int denominator() const <text:s text:c="16"/>{ return denominator_; }</text:p>
      <text:p text:style-name="P26"><text:s text:c="2"/>rational&amp; operator=(int num);</text:p>
      <text:p text:style-name="P26">private:</text:p>
      <text:p text:style-name="P26"><text:s text:c="2"/>void reduce();</text:p>
      <text:p text:style-name="P26"><text:s text:c="2"/>int numerator_;</text:p>
      <text:p text:style-name="P26"><text:s text:c="2"/>int denominator_;</text:p>
      <text:p text:style-name="P26">};</text:p>
      <text:p text:style-name="P26"/>
      <text:p text:style-name="P26">inline rational::rational(int num, int den)</text:p>
      <text:p text:style-name="P26">: numerator_{num}, denominator_{den}</text:p>
      <text:p text:style-name="P26">{</text:p>
      <text:p text:style-name="P26"><text:s text:c="2"/>reduce();</text:p>
      <text:p text:style-name="P26">}</text:p>
      <text:p text:style-name="P26"/>
      <text:p text:style-name="P26">void rational::assign(int num, int den)</text:p>
      <text:p text:style-name="P26">{</text:p>
      <text:p text:style-name="P26"><text:s text:c="2"/>numerator_ = num;</text:p>
      <text:p text:style-name="P26"><text:s text:c="2"/>denominator_ = den;</text:p>
      <text:p text:style-name="P26"><text:s text:c="2"/>reduce();</text:p>
      <text:p text:style-name="P26">}</text:p>
      <text:p text:style-name="P26"/>
      <text:p text:style-name="P26">void rational::reduce()</text:p>
      <text:p text:style-name="P26">{</text:p>
      <text:p text:style-name="P26"><text:s text:c="2"/>if (denominator_ &lt; 0)</text:p>
      <text:p text:style-name="P26"><text:s text:c="2"/>{</text:p>
      <text:p text:style-name="P26"><text:s text:c="4"/>denominator_ = -denominator_;</text:p>
      <text:p text:style-name="P26"><text:s text:c="4"/>numerator_ = -numerator_;</text:p>
      <text:p text:style-name="P26"><text:s text:c="2"/>}</text:p>
      <text:p text:style-name="P26"><text:s text:c="2"/>int div{<text:span text:style-name="T101">std::</text:span>gcd(numerator_, denominator_)};</text:p>
      <text:p text:style-name="P26"><text:s text:c="2"/>numerator_ = numerator_ / div;</text:p>
      <text:p text:style-name="P26"><text:s text:c="2"/>denominator_ = denominator_ / div;</text:p>
      <text:p text:style-name="P26">}</text:p>
      <text:p text:style-name="P26"/>
      <text:p text:style-name="P26">rational&amp; rational::operator=(int num)</text:p>
      <text:p text:style-name="P26">{</text:p>
      <text:p text:style-name="P26"><text:s text:c="2"/>numerator_ = num;</text:p>
      <text:p text:style-name="P26"><text:s text:c="2"/>denominator_ = 1;</text:p>
      <text:p text:style-name="P26"><text:s text:c="2"/>return *this;</text:p>
      <text:p text:style-name="P26">}</text:p>
      <text:p text:style-name="P26"/>
      <text:p text:style-name="P55">std::ostream&amp; operator&lt;&lt;(std::ostream&amp; stream, rational const&amp; r)</text:p>
      <text:p text:style-name="P55">{</text:p>
      <text:p text:style-name="P55"><text:s text:c="4"/>return stream &lt;&lt; r.numerator() &lt;&lt; '/' &lt;&lt; r.denominator();</text:p>
      <text:p text:style-name="P55">}</text:p>
      <text:p text:style-name="P48"><text:span text:style-name="T49">Throwing in a </text:span><text:span text:style-name="Code_20_Inline"><text:span text:style-name="T9">module</text:span></text:span><text:span text:style-name="T49"> declaration and an </text:span><text:span text:style-name="Code_20_Inline"><text:span text:style-name="T9">export</text:span></text:span><text:span text:style-name="T49"> keyword is only the first step. Recall from Exploration 41 that any member function defined inside the class is automatically inline. That is true outside of a module, but within a module, it is no longer the case. The only way a function in a module can be inline is for you to make it so explicitly with the </text:span><text:span text:style-name="Code_20_Inline"><text:span text:style-name="T9">inline</text:span></text:span><text:span text:style-name="T49"> keyword, which you can see in Listing 42-4.</text:span></text:p>
      <text:p text:style-name="P40"><text:soft-page-break/><text:span text:style-name="T28">Listing 42-</text:span><text:span text:style-name="T29">4</text:span><text:span text:style-name="T28">.</text:span><text:span text:style-name="T39"> </text:span><text:span text:style-name="T75">Bringing Member Functions into </text:span><text:span text:style-name="T72">the rational Class </text:span><text:span text:style-name="T75">Definition</text:span></text:p>
      <text:p text:style-name="P53"><text:span text:style-name="T39">export module </text:span><text:span text:style-name="T79">r</text:span><text:span text:style-name="T83">at</text:span><text:span text:style-name="T39">;</text:span></text:p>
      <text:p text:style-name="P60">import &lt;numeric&gt;;</text:p>
      <text:p text:style-name="P55">import &lt;ostream&gt;;</text:p>
      <text:p text:style-name="P26">export class rational</text:p>
      <text:p text:style-name="P26">{</text:p>
      <text:p text:style-name="P26">public:</text:p>
      <text:p text:style-name="P26"><text:s text:c="2"/>inline rational(int num) : numerator_{num}, denominator_{1} {}</text:p>
      <text:p text:style-name="P26"><text:s text:c="2"/>inline rational(rational const&amp;) = default;</text:p>
      <text:p text:style-name="P26"><text:s text:c="2"/>inline rational(int num, int den)</text:p>
      <text:p text:style-name="P26"><text:s text:c="2"/>: numerator_{num}, denominator_{den}</text:p>
      <text:p text:style-name="P26"><text:s text:c="2"/>{</text:p>
      <text:p text:style-name="P26"><text:s text:c="4"/>reduce();</text:p>
      <text:p text:style-name="P26"><text:s text:c="2"/>}</text:p>
      <text:p text:style-name="P26"><text:s text:c="2"/>void assign(int num, int den)</text:p>
      <text:p text:style-name="P26"><text:s text:c="2"/>{</text:p>
      <text:p text:style-name="P26"><text:s text:c="4"/>numerator_ = num;</text:p>
      <text:p text:style-name="P26"><text:s text:c="4"/>denominator_ = den;</text:p>
      <text:p text:style-name="P26"><text:s text:c="4"/>reduce();</text:p>
      <text:p text:style-name="P26"><text:s text:c="2"/>}</text:p>
      <text:p text:style-name="P26"><text:s text:c="2"/>inline int numerator() const <text:s text:c="10"/>{ return numerator_; }</text:p>
      <text:p text:style-name="P26"><text:s text:c="2"/>inline int denominator() const <text:s text:c="8"/>{ return denominator_; }</text:p>
      <text:p text:style-name="P26"><text:s text:c="2"/>rational&amp; operator=(int num)</text:p>
      <text:p text:style-name="P26"><text:s text:c="2"/>{</text:p>
      <text:p text:style-name="P26"><text:s text:c="4"/>numerator_ = num;</text:p>
      <text:p text:style-name="P26"><text:s text:c="4"/>denominator_ = 1;</text:p>
      <text:p text:style-name="P26"><text:s text:c="4"/>return *this;</text:p>
      <text:p text:style-name="P26"><text:s text:c="2"/>}</text:p>
      <text:p text:style-name="P26">private:</text:p>
      <text:p text:style-name="P26"><text:s text:c="2"/>void reduce()</text:p>
      <text:p text:style-name="P26"><text:s text:c="2"/>{</text:p>
      <text:p text:style-name="P26"><text:s text:c="4"/>if (denominator_ &lt; 0)</text:p>
      <text:p text:style-name="P26"><text:s text:c="4"/>{</text:p>
      <text:p text:style-name="P26"><text:s text:c="6"/>denominator_ = -denominator_;</text:p>
      <text:p text:style-name="P26"><text:s text:c="6"/>numerator_ = -numerator_;</text:p>
      <text:p text:style-name="P26"><text:s text:c="4"/>}</text:p>
      <text:p text:style-name="P26"><text:s text:c="4"/>int div{<text:span text:style-name="T99">std::</text:span>gcd(numerator_, denominator_)};</text:p>
      <text:p text:style-name="P26"><text:s text:c="4"/>numerator_ = numerator_ / div;</text:p>
      <text:p text:style-name="P26"><text:s text:c="4"/>denominator_ = denominator_ / div;</text:p>
      <text:p text:style-name="P26"><text:s text:c="2"/>}</text:p>
      <text:p text:style-name="P26"><text:s text:c="2"/>int numerator_;</text:p>
      <text:p text:style-name="P26"><text:s text:c="2"/>int denominator_;</text:p>
      <text:p text:style-name="P26">};</text:p>
      <text:p text:style-name="P26"/>
      <text:p text:style-name="P55">std::ostream&amp; operator&lt;&lt;(std::ostream&amp; stream, rational const&amp; r)</text:p>
      <text:p text:style-name="P55">{</text:p>
      <text:p text:style-name="P55"><text:s text:c="4"/>return stream &lt;&lt; r.numerator() &lt;&lt; '/' &lt;&lt; r.denominator();</text:p>
      <text:p text:style-name="P55">}</text:p>
      <text:p text:style-name="P10"><text:soft-page-break/><text:span text:style-name="T44">As you can see, I did more that just add </text:span><text:span text:style-name="Code_20_Inline"><text:span text:style-name="T9">inline</text:span></text:span><text:span text:style-name="T44"> keywords. I also moved all of the member functions into the class definition. This style of defining a class may be familiar to readers familiar with Java, Eiffel, and similar languages. The idea is to put everything about the class in one self-contained piece.</text:span></text:p>
      <text:p text:style-name="P11"><text:span text:style-name="T44">A</text:span><text:span text:style-name="T45">lso, </text:span><text:span text:style-name="Code_20_Inline"><text:span text:style-name="T9">inline</text:span></text:span><text:span text:style-name="T45"> is not needed on a defaulted function, in this case the copy constructor. When the compiler automatically fills in any constructor or function, it always automatically adds the </text:span><text:span text:style-name="Code_20_Inline"><text:span text:style-name="T9">inline</text:span></text:span><text:span text:style-name="T45"> qualifier. Remember that </text:span><text:span text:style-name="Code_20_Inline"><text:span text:style-name="T9">inline</text:span></text:span><text:span text:style-name="T45"> is just a suggestion to the compiler, not a requirement.</text:span></text:p>
      <text:p text:style-name="P4">This style of defining a simple class suits rational, but more complicated classes sometimes require more complicated solutions. Let’s take step in that direction by taking the non-inline functions away and hiding them in a different part of the module.</text:p>
      <text:h text:style-name="Heading_20_1" text:outline-level="1">Hiding the Implementation</text:h>
      <text:p text:style-name="P18"><text:span text:style-name="T100">You can divide a module into multiple parts. The simplest division is just into interface and implementation. </text:span><text:span text:style-name="T46">Start by removing the definitions of the non-inline functions, as you can see in Listing 42-5.</text:span></text:p>
      <text:p text:style-name="P41"><text:span text:style-name="T28">Listing 42-</text:span><text:span text:style-name="T77">5</text:span><text:span text:style-name="T28">.</text:span><text:span text:style-name="T39"> </text:span><text:span text:style-name="T69">D</text:span><text:span text:style-name="T72">efining the rational Class In a Module </text:span><text:span text:style-name="T73">Interface</text:span></text:p>
      <text:p text:style-name="P54"><text:span text:style-name="T39">export module </text:span><text:span text:style-name="T79">r</text:span><text:span text:style-name="T83">at</text:span><text:span text:style-name="T39">;</text:span></text:p>
      <text:p text:style-name="P55">import &lt;iosfwd&gt;;</text:p>
      <text:p text:style-name="P27">export class rational</text:p>
      <text:p text:style-name="P27">{</text:p>
      <text:p text:style-name="P27">public:</text:p>
      <text:p text:style-name="P27"><text:s text:c="2"/><text:span text:style-name="T100">inline </text:span>rational(int num) : numerator_{num}, denominator_{1} {}</text:p>
      <text:p text:style-name="P27"><text:s text:c="2"/><text:span text:style-name="T100">inline </text:span>rational(rational const&amp;) = default;</text:p>
      <text:p text:style-name="P27"><text:s text:c="2"/>inline rational(int num, int den)</text:p>
      <text:p text:style-name="P27"><text:s text:c="2"/>: numerator_{num}, denominator_{den}</text:p>
      <text:p text:style-name="P27"><text:s text:c="2"/>{</text:p>
      <text:p text:style-name="P27"><text:s text:c="4"/>reduce();</text:p>
      <text:p text:style-name="P27"><text:s text:c="2"/>}</text:p>
      <text:p text:style-name="P27"><text:s text:c="2"/>void assign(int num, int den);</text:p>
      <text:p text:style-name="P27"><text:s text:c="2"/><text:span text:style-name="T100">inline </text:span>int numerator() const <text:s text:c="10"/>{ return numerator_; }</text:p>
      <text:p text:style-name="P27"><text:s text:c="2"/><text:span text:style-name="T100">inline </text:span>int denominator() const <text:s text:c="8"/>{ return denominator_; }</text:p>
      <text:p text:style-name="P27"><text:s text:c="2"/>rational&amp; operator=(int num);</text:p>
      <text:p text:style-name="P27">private:</text:p>
      <text:p text:style-name="P27"><text:s text:c="2"/>void reduce();</text:p>
      <text:p text:style-name="P27"><text:s text:c="2"/>int numerator_;</text:p>
      <text:p text:style-name="P27"><text:s text:c="2"/>int denominator_;</text:p>
      <text:p text:style-name="P27">};</text:p>
      <text:p text:style-name="P55">std::ostream&amp; operator&lt;&lt;(std::ostream&amp;, rational const&amp;);</text:p>
      <text:p text:style-name="P48"><text:soft-page-break/><text:span text:style-name="T100">The compiler gets everything it needs to know about the </text:span><text:span text:style-name="Code_20_Inline"><text:span text:style-name="T100">rational</text:span></text:span><text:span text:style-name="T100"> class from the module interface. This includes the definitions of every inline function. Otherwise, it would not be able to compile the functions inline. The defintions of the non-inline functions live in a separate file, the module implementation. This looks very much like a module interface, but without the </text:span><text:span text:style-name="Code_20_Inline"><text:span text:style-name="T100">export</text:span></text:span><text:span text:style-name="T100"> keyword. Listing 42-6 shows the </text:span><text:span text:style-name="Code_20_Inline"><text:span text:style-name="T100">rat</text:span></text:span><text:span text:style-name="T100"> module implementation.</text:span></text:p>
      <text:p text:style-name="Code_20_Caption"><text:span text:style-name="Default_20_Paragraph_20_Font"><text:span text:style-name="T103">Listing 42-</text:span></text:span><text:span text:style-name="Default_20_Paragraph_20_Font"><text:span text:style-name="T77">6</text:span></text:span><text:span text:style-name="Default_20_Paragraph_20_Font"><text:span text:style-name="T103">.</text:span></text:span><text:span text:style-name="Default_20_Paragraph_20_Font"><text:span text:style-name="T104"> Writing a Module </text:span></text:span><text:span text:style-name="Default_20_Paragraph_20_Font"><text:span text:style-name="T94">I</text:span></text:span><text:span text:style-name="Default_20_Paragraph_20_Font"><text:span text:style-name="T95">mplementation</text:span></text:span></text:p>
      <text:p text:style-name="P25"><text:span text:style-name="T39">module </text:span><text:span text:style-name="T79">r</text:span><text:span text:style-name="T84">at</text:span><text:span text:style-name="T39">;</text:span></text:p>
      <text:p text:style-name="P28">import &lt;numeric&gt;;</text:p>
      <text:p text:style-name="P55">import &lt;ostream&gt;;</text:p>
      <text:p text:style-name="P27">void rational::assign(int num, int den)</text:p>
      <text:p text:style-name="P27">{</text:p>
      <text:p text:style-name="P27"><text:s text:c="2"/>numerator_ = num;</text:p>
      <text:p text:style-name="P27"><text:s text:c="2"/>denominator_ = den;</text:p>
      <text:p text:style-name="P27"><text:s text:c="2"/>reduce();</text:p>
      <text:p text:style-name="P27">}</text:p>
      <text:p text:style-name="P27">void rational::reduce()</text:p>
      <text:p text:style-name="P27">{</text:p>
      <text:p text:style-name="P27"><text:s text:c="2"/>if (denominator_ &lt; 0)</text:p>
      <text:p text:style-name="P27"><text:s text:c="2"/>{</text:p>
      <text:p text:style-name="P27"><text:s text:c="4"/>denominator_ = -denominator_;</text:p>
      <text:p text:style-name="P27"><text:s text:c="4"/>numerator_ = -numerator_;</text:p>
      <text:p text:style-name="P27"><text:s text:c="2"/>}</text:p>
      <text:p text:style-name="P27"><text:s text:c="2"/>int div{<text:span text:style-name="T100">std::</text:span>gcd(numerator_, denominator_)};</text:p>
      <text:p text:style-name="P27"><text:s text:c="2"/>numerator_ = numerator_ / div;</text:p>
      <text:p text:style-name="P27"><text:s text:c="2"/>denominator_ = denominator_ / div;</text:p>
      <text:p text:style-name="P27">}</text:p>
      <text:p text:style-name="P27">rational&amp; rational::operator=(int num)</text:p>
      <text:p text:style-name="P27">{</text:p>
      <text:p text:style-name="P27"><text:s text:c="2"/>numerator_ = num;</text:p>
      <text:p text:style-name="P27"><text:s text:c="2"/>denominator_ = 1;</text:p>
      <text:p text:style-name="P27"><text:s text:c="2"/>return *this;</text:p>
      <text:p text:style-name="P57">}</text:p>
      <text:p text:style-name="P57"><text:span text:style-name="T109">std::ostream&amp; operator&lt;&lt;(std::ostream&amp; stream, rational const&amp; r)</text:span></text:p>
      <text:p text:style-name="P55">{</text:p>
      <text:p text:style-name="P55"><text:s text:c="4"/>return stream &lt;&lt; r.numerator() &lt;&lt; '/' &lt;&lt; r.denominator();</text:p>
      <text:p text:style-name="P55">}</text:p>
      <text:p text:style-name="P12"><text:span text:style-name="T101">The function definitions look just like they did in Listing 42-3. The module implementation </text:span><text:span text:style-name="T47">must use the same module name as the module interface. Any function, variable, or type defined in the module implementation is hidden from all users of the module unless the module interface exports that symbol.</text:span></text:p>
      <text:p text:style-name="P12"><text:soft-page-break/><text:span text:style-name="T47">The main advantage of separating the implementation is that changes to the implementation do not affect the interface. For example, maybe you want to </text:span><text:span text:style-name="T50">add a check for a zero denominator in </text:span><text:span text:style-name="Code_20_Inline"><text:span text:style-name="T106">reduce()</text:span></text:span><text:span text:style-name="T47">. </text:span><text:span text:style-name="T50">Because r</text:span><text:span text:style-name="Code_20_Inline"><text:span text:style-name="T106">educe()</text:span></text:span><text:span text:style-name="T50"> is defined in a separate implementation module, you can rebuild that module with no changes to the interface, which means users of the interface do not need to be recompiled. </text:span><text:bookmark-end text:name="def"/></text:p>
      <text:h text:style-name="P64" text:outline-level="2">Forward Declarations</text:h>
      <text:p text:style-name="P51"><text:span text:style-name="T51">You may have noticed another difference between Listing 42-4 and Listing 42-5: the </text:span><text:span text:style-name="Code_20_Inline"><text:span text:style-name="T107">import</text:span></text:span><text:span text:style-name="T51"> declarations</text:span><text:span text:style-name="T52">.</text:span><text:span text:style-name="T51"> Listing 42-4 imports </text:span><text:span text:style-name="Code_20_Inline"><text:span text:style-name="T107">&lt;numeric&gt;</text:span></text:span><text:span text:style-name="T51"> because </text:span><text:span text:style-name="Code_20_Inline"><text:span text:style-name="T107">reduce</text:span></text:span><text:span text:style-name="T51">(</text:span><text:span text:style-name="Code_20_Inline"><text:span text:style-name="T107">)</text:span></text:span><text:span text:style-name="T51"> needs it only in its definition. But more interesting is that Listing 42-4 imports </text:span><text:span text:style-name="Code_20_Inline"><text:span text:style-name="T107">&lt;ostream&gt;</text:span></text:span><text:span text:style-name="T51"> and Listing 42-5 import </text:span><text:span text:style-name="Code_20_Inline"><text:span text:style-name="T107">&lt;iosfwd&gt;</text:span></text:span><text:span text:style-name="T51">.</text:span></text:p>
      <text:p text:style-name="P50"><text:span text:style-name="T2">The </text:span><text:span text:style-name="Code_20_Inline"><text:span text:style-name="T2">&lt;iosfwd&gt;</text:span></text:span><text:span text:style-name="T2"> </text:span><text:span text:style-name="T24">header </text:span><text:span text:style-name="T2">is a small header that declares the names </text:span><text:span text:style-name="Code_20_Inline"><text:span text:style-name="T2">std::istream</text:span></text:span><text:span text:style-name="T2">, </text:span><text:span text:style-name="Code_20_Inline"><text:span text:style-name="T2">std::ostream</text:span></text:span><text:span text:style-name="T2">, etc., without providing the complete class </text:span><text:span text:style-name="T66">definitions</text:span><text:span text:style-name="T2">. Thus, you can reduce compilation time for any file that </text:span><text:span text:style-name="T66">imports</text:span><text:span text:style-name="T2"> </text:span><text:span text:style-name="T22">a header </text:span><text:span text:style-name="T2">by changing </text:span><text:span text:style-name="Code_20_Inline"><text:span text:style-name="T2">&lt;istream&gt;</text:span></text:span><text:span text:style-name="T2"> and </text:span><text:span text:style-name="Code_20_Inline"><text:span text:style-name="T2">&lt;ostream&gt;</text:span></text:span><text:span text:style-name="T2"> to </text:span><text:span text:style-name="Code_20_Inline"><text:span text:style-name="T2">&lt;iosfwd&gt;</text:span></text:span><text:span text:style-name="T2">. </text:span><text:span text:style-name="T23">That’s why Listing 4</text:span><text:span text:style-name="T24">2-5</text:span><text:span text:style-name="T23"> includes </text:span><text:span text:style-name="Code_20_Inline"><text:span text:style-name="T23">&lt;iosfwd&gt;</text:span></text:span><text:span text:style-name="Code_20_Inline"><text:span text:style-name="T64"> and Listing</text:span></text:span><text:span text:style-name="Code_20_Inline"><text:span text:style-name="T66">s</text:span></text:span><text:span text:style-name="Code_20_Inline"><text:span text:style-name="T64"> </text:span></text:span><text:span text:style-name="Code_20_Inline"><text:span text:style-name="T66">42-4 and </text:span></text:span><text:span text:style-name="Code_20_Inline"><text:span text:style-name="T64">4</text:span></text:span><text:span text:style-name="Code_20_Inline"><text:span text:style-name="T68">2-6</text:span></text:span><text:span text:style-name="Code_20_Inline"><text:span text:style-name="T64"> include </text:span></text:span><text:span text:style-name="Code_20_Inline"><text:span text:style-name="T23">&lt;ostream&gt;</text:span></text:span><text:span text:style-name="T23">.</text:span></text:p>
      <text:p text:style-name="P50"><text:span text:style-name="T2">You can do the same for your own classes by declaring the class name after the </text:span><text:span text:style-name="Code_20_Inline"><text:span text:style-name="T2">class</text:span></text:span><text:span text:style-name="T2"> keyword, with nothing else describing the class:</text:span></text:p>
      <text:p text:style-name="P56">class <text:span text:style-name="T87">rational</text:span>;</text:p>
      <text:p text:style-name="P50"><text:span text:style-name="T2">This is known as a </text:span><text:span text:style-name="Emphasis"><text:span text:style-name="T2">forward</text:span></text:span><text:span text:style-name="T2"> declaration. You can use a forward declaration when the compiler has to know a name is a class but doesn’t have to know the size of the class or any of the class’s members. A common case is using a class solely as a reference function parameter.</text:span></text:p>
      <text:p text:style-name="P50"><text:span text:style-name="T2">If your header uses </text:span><text:span text:style-name="Code_20_Inline"><text:span text:style-name="T2">&lt;iosfwd&gt;</text:span></text:span><text:span text:style-name="T2"> or other forward declarations, be sure to </text:span><text:span text:style-name="T66">import</text:span><text:span text:style-name="T2"> the full class </text:span><text:span text:style-name="T65">definitions</text:span><text:span text:style-name="T2"> (e.g., </text:span><text:span text:style-name="Code_20_Inline"><text:span text:style-name="T2">&lt;iostream&gt;</text:span></text:span><text:span text:style-name="T2">) in the </text:span><text:span text:style-name="Code_20_Inline"><text:span text:style-name="T2">.cpp</text:span></text:span><text:span text:style-name="T2"> source file.</text:span></text:p>
      <text:h text:style-name="P64" text:outline-level="2"><text:bookmark-start text:name="nest"/><text:span text:style-name="T88">Modules </text:span><text:span text:style-name="T89">Exporting Modules</text:span></text:h>
      <text:p text:style-name="P16">One <text:span text:style-name="T97">module can import another. In doing so, it can hide the imported module as an implementation detail, or it can expose the imported module as those that module were part of the exported interface.</text:span> For example, consider the <text:span text:style-name="Code_20_Inline">vital_stats</text:span> class (similar to the <text:span text:style-name="Code_20_Inline">record</text:span> class in Listing<text:span text:style-name="T2"> </text:span>3<text:span text:style-name="T38">5</text:span>-1, for recording a<text:span text:style-name="T2"> </text:span>person’s vital statistics, including body-mass index) in Listing<text:span text:style-name="T2"> </text:span>4<text:span text:style-name="T38">2</text:span>-<text:span text:style-name="T98">7</text:span>.</text:p>
      <text:p text:style-name="Code_20_Caption"><text:soft-page-break/><text:span text:style-name="T25">Listing</text:span><text:span text:style-name="T4"> </text:span><text:span text:style-name="T25">4</text:span><text:span text:style-name="T30">2</text:span><text:span text:style-name="T25">-</text:span><text:span text:style-name="T31">7</text:span><text:span text:style-name="T25">.</text:span> The <text:span text:style-name="Code_20_Inline"><text:span text:style-name="T35">vital_stats</text:span></text:span> Class to Record a<text:span text:style-name="T2"> </text:span>Person’s Vital Statistics</text:p>
      <text:p text:style-name="P22"><text:span text:style-name="T81">e</text:span><text:span text:style-name="T78">xport module stats;</text:span></text:p>
      <text:p text:style-name="Code"><text:span text:style-name="T81">import </text:span>&lt;istream&gt;;</text:p>
      <text:p text:style-name="Code"><text:span text:style-name="T81">import </text:span>&lt;ostream&gt;;</text:p>
      <text:p text:style-name="Code"><text:span text:style-name="T85">export </text:span><text:span text:style-name="T81">import</text:span> &lt;string&gt;;</text:p>
      <text:p text:style-name="Code"/>
      <text:p text:style-name="Code"><text:span text:style-name="T98">export </text:span>class vital_stats</text:p>
      <text:p text:style-name="Code">{</text:p>
      <text:p text:style-name="Code">public:</text:p>
      <text:p text:style-name="Code"><text:span text:style-name="T36"><text:s text:c="2"/></text:span><text:span text:style-name="T37">inline </text:span>vital_stats() : height_{0}, weight_{0}, bmi_{0}, sex_{'?'}, name_{}</text:p>
      <text:p text:style-name="Code"><text:span text:style-name="T36"><text:s text:c="2"/></text:span>{}</text:p>
      <text:p text:style-name="Code"/>
      <text:p text:style-name="Code"><text:span text:style-name="T36"><text:s text:c="2"/></text:span>bool read(std::istream&amp; in, int num);</text:p>
      <text:p text:style-name="Code"><text:span text:style-name="T36"><text:s text:c="2"/></text:span>void print(std::ostream&amp; out, int threshold) const;</text:p>
      <text:p text:style-name="Code"/>
      <text:p text:style-name="Code">private:</text:p>
      <text:p text:style-name="Code"><text:span text:style-name="T36"><text:s text:c="2"/></text:span>int compute_bmi() const; ///&lt; Return BMI, based on height_ and weight_</text:p>
      <text:p text:style-name="Code"><text:span text:style-name="T36"><text:s text:c="2"/></text:span>int height_; <text:s text:c="12"/>///&lt; height in centimeters</text:p>
      <text:p text:style-name="Code"><text:span text:style-name="T36"><text:s text:c="2"/></text:span>int weight_; <text:s text:c="12"/>///&lt; weight in kilograms</text:p>
      <text:p text:style-name="Code"><text:span text:style-name="T36"><text:s text:c="2"/></text:span>int bmi_; <text:s text:c="15"/>///&lt; Body-mass index</text:p>
      <text:p text:style-name="Code"><text:span text:style-name="T36"><text:s text:c="2"/></text:span>char sex_; <text:s text:c="14"/>///&lt; 'M' for male or 'F' for female</text:p>
      <text:p text:style-name="Code"><text:span text:style-name="T36"><text:s text:c="2"/></text:span>std::string name_; <text:s text:c="6"/>///&lt; Person’s name</text:p>
      <text:p text:style-name="Code">};</text:p>
      <text:p text:style-name="P5"><text:span text:style-name="T2">Because the </text:span><text:span text:style-name="Code_20_Inline"><text:span text:style-name="T2">vital_stats</text:span></text:span><text:span text:style-name="T2"> class uses </text:span><text:span text:style-name="Code_20_Inline"><text:span text:style-name="T2">std::string</text:span></text:span><text:span text:style-name="T2">, the </text:span><text:span text:style-name="Code_20_Inline"><text:span text:style-name="T3">stats</text:span></text:span><text:span text:style-name="T2"> </text:span><text:span text:style-name="T55">module must import </text:span><text:span text:style-name="T2"><text:s/></text:span><text:span text:style-name="Code_20_Inline"><text:span text:style-name="T2">&lt;string&gt;</text:span></text:span><text:span text:style-name="T2">. Similarly, </text:span><text:span text:style-name="Code_20_Inline"><text:span text:style-name="T2">std::istream</text:span></text:span><text:span text:style-name="T2"> is defined in </text:span><text:span text:style-name="Code_20_Inline"><text:span text:style-name="T2">&lt;istream&gt;</text:span></text:span><text:span text:style-name="T2"> and </text:span><text:span text:style-name="Code_20_Inline"><text:span text:style-name="T2">std::ostream</text:span></text:span><text:span text:style-name="T2"> in </text:span><text:span text:style-name="Code_20_Inline"><text:span text:style-name="T2">&lt;ostream&gt;</text:span></text:span><text:span text:style-name="T2">. </text:span><text:span text:style-name="T14">But any user of the stats module must be able to create a </text:span><text:span text:style-name="Code_20_Inline"><text:span text:style-name="T8">std::string</text:span></text:span><text:span text:style-name="T14"> </text:span><text:span text:style-name="T21">instance </text:span><text:span text:style-name="T14">and so will also need to use the </text:span><text:span text:style-name="Code_20_Inline"><text:span text:style-name="T8">&lt;string&gt;</text:span></text:span><text:span text:style-name="T14"> module, so </text:span><text:span text:style-name="Code_20_Inline"><text:span text:style-name="T8">stats</text:span></text:span><text:span text:style-name="T14"> also exports it. It does not export </text:span><text:span text:style-name="Code_20_Inline"><text:span text:style-name="T8">&lt;istream&gt;</text:span></text:span><text:span text:style-name="T14"> and </text:span><text:span text:style-name="Code_20_Inline"><text:span text:style-name="T8">&lt;ostream&gt;</text:span></text:span><text:span text:style-name="T14"> because any user of stats </text:span><text:span text:style-name="T55">will have its own </text:span><text:span text:style-name="Code_20_Inline"><text:span text:style-name="T8">import</text:span></text:span><text:span text:style-name="T55"> d</text:span><text:span text:style-name="T58">eclarations</text:span><text:span text:style-name="T55">, such as </text:span><text:span text:style-name="Code_20_Inline"><text:span text:style-name="T8">&lt;iostream&gt;</text:span></text:span><text:span text:style-name="T55"> to pick up </text:span><text:span text:style-name="Code_20_Inline"><text:span text:style-name="T8">std::cin</text:span></text:span><text:span text:style-name="T55"> and </text:span><text:span text:style-name="Code_20_Inline"><text:span text:style-name="T8">std::cout</text:span></text:span><text:span text:style-name="T55">, which also imports </text:span><text:span text:style-name="Code_20_Inline"><text:span text:style-name="T8">&lt;istream&gt;</text:span></text:span><text:span text:style-name="T55"> and </text:span><text:span text:style-name="Code_20_Inline"><text:span text:style-name="T8">&lt;ostream&gt;</text:span></text:span><text:span text:style-name="T55">. So there is no </text:span><text:span text:style-name="T63">reason</text:span><text:span text:style-name="T55"> for </text:span><text:span text:style-name="Code_20_Inline"><text:span text:style-name="T8">stats</text:span></text:span><text:span text:style-name="T55"> to do the same. </text:span><text:span text:style-name="T2">By </text:span><text:span text:style-name="T55">exporting </text:span><text:span text:style-name="T2">all the necessary </text:span><text:span text:style-name="T14">modules in</text:span><text:span text:style-name="T2"> the </text:span><text:span text:style-name="Code_20_Inline"><text:span text:style-name="T2">stats</text:span></text:span><text:span text:style-name="T2"> </text:span><text:span text:style-name="T55">module</text:span><text:span text:style-name="T2">, you remove one burden from the programmer who makes use </text:span><text:span text:style-name="T14">it. By not importing too much, </text:span><text:span text:style-name="Code_20_Inline"><text:span text:style-name="T8">stats</text:span></text:span><text:span text:style-name="T14"> avoid burdening its consumer with too many extraneous symbols.</text:span></text:p>
      <text:p text:style-name="P13"><text:span text:style-name="T14">M</text:span><text:span text:style-name="T18">ore often than exporting a standard header, a large library that has modules A, B, and C will export part A from parts B and C, <text:s/>say. </text:span><text:span text:style-name="T5">Write a set of simple modules so that </text:span><text:span text:style-name="T67">the </text:span><text:span text:style-name="Code_20_Inline"><text:span text:style-name="T6">const</text:span></text:span><text:span text:style-name="T67"> </text:span><text:span text:style-name="Code_20_Inline"><text:span text:style-name="T6">double</text:span></text:span><text:span text:style-name="T67"> </text:span><text:span text:style-name="Code_20_Inline"><text:span text:style-name="T6">pi</text:span></text:span><text:span text:style-name="T67"> </text:span><text:span text:style-name="Code_20_Inline"><text:span text:style-name="T6">=</text:span></text:span><text:span text:style-name="T67"> </text:span><text:span text:style-name="Code_20_Inline"><text:span text:style-name="T6">3.14159265358979323</text:span></text:span><text:span text:style-name="T67"> is exported from module </text:span><text:span text:style-name="Code_20_Inline"><text:span text:style-name="T6">a</text:span></text:span><text:span text:style-name="T67">; module </text:span><text:span text:style-name="Code_20_Inline"><text:span text:style-name="T6">b</text:span></text:span><text:span text:style-name="T67"> imports and exports </text:span><text:span text:style-name="Code_20_Inline"><text:span text:style-name="T6">a</text:span></text:span><text:span text:style-name="T67"> and also exports a function, </text:span><text:span text:style-name="Code_20_Inline"><text:span text:style-name="T6">area()</text:span></text:span><text:span text:style-name="T67">, to compute the area of a </text:span><text:soft-page-break/><text:span text:style-name="T67">circle. Module </text:span><text:span text:style-name="Code_20_Inline"><text:span text:style-name="T6">c</text:span></text:span><text:span text:style-name="T67"> imports and exports </text:span><text:span text:style-name="Code_20_Inline"><text:span text:style-name="T6">a</text:span></text:span><text:span text:style-name="T6"> </text:span><text:span text:style-name="T67">and exports </text:span><text:span text:style-name="Code_20_Inline"><text:span text:style-name="T6">circumference()</text:span></text:span><text:span text:style-name="T67"> to compute the circumference of a circle. Write a </text:span><text:span text:style-name="Code_20_Inline"><text:span text:style-name="T6">main()</text:span></text:span><text:span text:style-name="T67"> program to demonstrate all three modules.</text:span></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3">_____________________________________________________________</text:p>
      <text:p text:style-name="P45">Listing 42-8 shows module a; Listing 42-9 shows module b; Listing 42-10 shows modules c; and Listing 42-11 shows the main program.<text:bookmark-start text:name="doc"/><text:bookmark-end text:name="nest"/></text:p>
      <text:p text:style-name="Code_20_Caption"><text:span text:style-name="T25">Listing</text:span><text:span text:style-name="T4"> </text:span><text:span text:style-name="T25">4</text:span><text:span text:style-name="T30">2</text:span><text:span text:style-name="T25">-</text:span><text:span text:style-name="T33">8</text:span><text:span text:style-name="T25">.</text:span> <text:span text:style-name="T71">Module a </text:span><text:span text:style-name="T74">Exports pi</text:span></text:p>
      <text:p text:style-name="P33">export module a;</text:p>
      <text:p text:style-name="Code"><text:span text:style-name="T82">e</text:span><text:span text:style-name="T86">xport double const pi = 3.14159265358979323</text:span>;</text:p>
      <text:p text:style-name="Code_20_Caption"><text:span text:style-name="T25">Listing</text:span><text:span text:style-name="T4"> </text:span><text:span text:style-name="T25">4</text:span><text:span text:style-name="T30">2</text:span><text:span text:style-name="T25">-</text:span><text:span text:style-name="T32">9</text:span><text:span text:style-name="T25">.</text:span> <text:span text:style-name="T74">Module b Exports area()</text:span></text:p>
      <text:p text:style-name="P23"><text:span text:style-name="T86">export </text:span><text:span text:style-name="T82">module </text:span><text:span text:style-name="T86">b</text:span><text:span text:style-name="T82">;</text:span></text:p>
      <text:p text:style-name="P29"><text:span text:style-name="T82">e</text:span><text:span text:style-name="T78">xport import a;</text:span></text:p>
      <text:p text:style-name="P29">double area(double radius)</text:p>
      <text:p text:style-name="P29">{</text:p>
      <text:p text:style-name="P29"><text:s text:c="4"/>return pi * radius * radius;</text:p>
      <text:p text:style-name="Code">}</text:p>
      <text:p text:style-name="P42"><text:span text:style-name="T25">Listing</text:span><text:span text:style-name="T4"> </text:span><text:span text:style-name="T25">4</text:span><text:span text:style-name="T30">2</text:span><text:span text:style-name="T25">-</text:span><text:span text:style-name="T34">10</text:span><text:span text:style-name="T25">.</text:span> <text:span text:style-name="T74">Module c Exports circumference()</text:span></text:p>
      <text:p text:style-name="P31"><text:span text:style-name="T86">export </text:span><text:span text:style-name="T82">module </text:span><text:span text:style-name="T86">c</text:span><text:span text:style-name="T82">;</text:span></text:p>
      <text:p text:style-name="P29"><text:span text:style-name="T82">e</text:span><text:span text:style-name="T78">xport import a;</text:span></text:p>
      <text:p text:style-name="P29">double circumference(double radius)</text:p>
      <text:p text:style-name="P29">{</text:p>
      <text:p text:style-name="P29"><text:s text:c="4"/>return 2.0 * pi * radius;</text:p>
      <text:p text:style-name="P31">}</text:p>
      <text:p text:style-name="P42"><text:span text:style-name="T25">Listing</text:span><text:span text:style-name="T4"> </text:span><text:span text:style-name="T25">4</text:span><text:span text:style-name="T30">2</text:span><text:span text:style-name="T25">-</text:span><text:span text:style-name="T34">10</text:span><text:span text:style-name="T25">.</text:span> <text:span text:style-name="T74">Main Program Imports a, b, and c</text:span></text:p>
      <text:p text:style-name="P34">module;</text:p>
      <text:p text:style-name="P35">import a;</text:p>
      <text:p text:style-name="P35">import b;</text:p>
      <text:p text:style-name="P35">import c;</text:p>
      <text:p text:style-name="P36">import &lt;iostream&gt;;</text:p>
      <text:p text:style-name="P36"/>
      <text:p text:style-name="P35">int main()</text:p>
      <text:p text:style-name="P35">{</text:p>
      <text:p text:style-name="P30"><text:s text:c="3"/><text:span text:style-name="T102">while (std::cin)</text:span></text:p>
      <text:p text:style-name="P37"><text:s text:c="3"/>{</text:p>
      <text:p text:style-name="P37"><text:s text:c="6"/>std::cout &lt;&lt; "Radius=";</text:p>
      <text:p text:style-name="P30"><text:s text:c="6"/>double radius{};</text:p>
      <text:p text:style-name="P30"><text:soft-page-break/><text:s text:c="6"/><text:span text:style-name="T102">if (std::cin &gt;&gt; radius)</text:span></text:p>
      <text:p text:style-name="P30"><text:s text:c="6"/><text:span text:style-name="T102">{</text:span></text:p>
      <text:p text:style-name="P30"><text:s text:c="9"/><text:span text:style-name="T102">std::cout &lt;&lt; "Area = " &lt;&lt; area(radius) &lt;&lt; '\n';</text:span></text:p>
      <text:p text:style-name="P30"><text:s text:c="9"/><text:span text:style-name="T102">std::cout &lt;&lt; "Circumference = " &lt;&lt; circumference(radius) &lt;&lt; '\n';</text:span></text:p>
      <text:p text:style-name="P30"><text:s text:c="6"/><text:span text:style-name="T102">}</text:span></text:p>
      <text:p text:style-name="P30"><text:s text:c="3"/><text:span text:style-name="T102">}</text:span></text:p>
      <text:p text:style-name="P31">}</text:p>
      <text:p text:style-name="Body_20_Text_20_Cont"><text:bookmark-start text:name="odr"/><text:bookmark text:name="extern"/><text:bookmark-end text:name="doc"/><text:span text:style-name="T2">Now that you have </text:span><text:span text:style-name="T19">glimpsed the future of C++ programming, I regret to inform you that billions of lines of C++ code have been written without the benefit of modules, and you, my friend, will have to maintain your tiny corner of those billions. You need to learn how to write your </text:span><text:span text:style-name="T61">code not as modules but as mere </text:span><text:span text:style-name="Code_20_Inline"><text:span text:style-name="T10">#include</text:span></text:span><text:span text:style-name="T61"> files, the subject of the next Exploration.</text:span><text:bookmark-end text:name="odr"/><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 svg:font-family="Utopia" style:font-family-generic="roman"/>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1"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1"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1"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1" fo:font-family="Utopia" style:font-family-generic="roman" style:font-pitch="variable" fo:language="none" fo:country="none" fo:font-style="italic" style:language-asian="none" style:country-asian="none" style:font-style-asian="italic" style:font-name-complex="Utopia1"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1" fo:font-family="Utopia" style:font-family-generic="roman" style:font-pitch="variable" fo:font-size="12pt" fo:font-style="italic" style:font-size-asian="12pt" style:font-style-asian="italic" style:font-name-complex="Utopia1"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1" fo:font-family="Utopia" style:font-family-generic="roman" style:font-pitch="variable" fo:font-size="9pt" fo:font-style="italic" style:font-size-asian="9pt" style:font-style-asian="italic" style:font-name-complex="Utopia1"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1" fo:font-family="Utopia" style:font-family-generic="roman" style:font-pitch="variable" style:font-name-complex="Utopia1"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1" fo:font-family="Utopia" style:font-family-generic="roman" style:font-pitch="variable" fo:font-size="10pt" fo:font-style="italic" style:font-size-asian="10pt" style:font-style-asian="italic" style:font-name-complex="Utopia1"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1" fo:font-family="Utopia" style:font-family-generic="roman" style:font-pitch="variable" style:font-name-complex="Utopia1"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1" fo:font-family="Utopia" style:font-family-generic="roman" style:font-pitch="variable" style:font-name-complex="Utopia1"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1" fo:font-family="Utopia" style:font-family-generic="roman" style:font-pitch="variable" fo:font-size="11pt" style:font-size-asian="11pt" style:font-name-complex="Utopia1"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1"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1"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1" fo:font-family="Utopia" style:font-family-generic="roman" style:font-pitch="variable" fo:font-size="9pt" style:font-size-asian="9pt" style:font-name-complex="Utopia1"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1" fo:font-family="Utopia" style:font-family-generic="roman" style:font-pitch="variable" fo:font-size="10pt" style:font-size-asian="10pt" style:font-name-complex="Utopia1"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1" fo:font-family="Utopia" style:font-family-generic="roman" style:font-pitch="variable" fo:font-size="10pt" fo:letter-spacing="-0.0043in" style:font-size-asian="10pt" style:font-name-complex="Utopia1"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1"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1"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1"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1"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1"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ec1e5"/>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2</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7:00</meta:creation-date>
    <dc:creator>Ray Lischner</dc:creator>
    <dc:date>2020-04-07T13:17:13.012775898</dc:date>
    <meta:print-date>2009-03-19T10:05:00</meta:print-date>
    <meta:editing-cycles>42</meta:editing-cycles>
    <meta:editing-duration>P1DT48M45S</meta:editing-duration>
    <meta:generator>LibreOffice/6.4.2.2$Linux_X86_64 LibreOffice_project/40$Build-2</meta:generator>
    <meta:document-statistic meta:table-count="0" meta:image-count="0" meta:object-count="0" meta:page-count="11" meta:paragraph-count="290" meta:word-count="2553" meta:character-count="17704" meta:non-whitespace-character-count="14987"/>
    <meta:user-defined meta:name="Chapter Number">42</meta:user-defined>
    <meta:user-defined meta:name="ContentType">Document</meta:user-defined>
  </office:meta>
</office:document-meta>
</file>